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17in"/>
    </style:style>
    <style:style style:name="co3" style:family="table-column">
      <style:table-column-properties fo:break-before="auto" style:column-width="1.0091in"/>
    </style:style>
    <style:style style:name="co4" style:family="table-column">
      <style:table-column-properties fo:break-before="auto" style:column-width="1.148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2402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4pt" fo:font-weight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ole-draw-aspect="1"/>
    </style:style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17in"/>
    </style:style>
    <style:style style:name="co3" style:family="table-column">
      <style:table-column-properties fo:break-before="auto" style:column-width="1.0091in"/>
    </style:style>
    <style:style style:name="co4" style:family="table-column">
      <style:table-column-properties fo:break-before="auto" style:column-width="1.148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2402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4pt" fo:font-weight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5"/>
          <table:table-cell>
            <draw:frame table:end-cell-address="'4'.L18" table:end-x="0.1559in" table:end-y="0.0933in" draw:z-index="0" draw:style-name="gr1" svg:width="4.6205in" svg:height="2.9984in" svg:x="0.8697in" svg:y="0.1016in">
              <draw:object draw:notify-on-update-of-ranges="'4'.C5:'4'.E5 '4'.B6:'4'.B6 '4'.C6:'4'.E6 '4'.B7:'4'.B7 '4'.C7:'4'.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number-columns-repeated="3"/>
          <table:table-cell table:style-name="ce2" office:value-type="string">
            <text:p>4 node cluster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>
            <text:p>1K</text:p>
          </table:table-cell>
          <table:table-cell table:style-name="ce1" office:value-type="string">
            <text:p>2.5K</text:p>
          </table:table-cell>
          <table:table-cell table:style-name="ce1" office:value-type="string">
            <text:p>5K</text:p>
          </table:table-cell>
          <table:table-cell/>
        </table:table-row>
        <table:table-row table:style-name="ro1">
          <table:table-cell/>
          <table:table-cell table:style-name="ce1" office:value-type="string">
            <text:p>udp.xml</text:p>
          </table:table-cell>
          <table:table-cell table:style-name="ce1" office:value-type="float" office:value="56273">
            <text:p>56273</text:p>
          </table:table-cell>
          <table:table-cell table:style-name="ce1" office:value-type="float" office:value="37694">
            <text:p>37694</text:p>
          </table:table-cell>
          <table:table-cell table:style-name="ce1" office:value-type="float" office:value="21585">
            <text:p>21585</text:p>
          </table:table-cell>
          <table:table-cell/>
        </table:table-row>
        <table:table-row table:style-name="ro1">
          <table:table-cell/>
          <table:table-cell table:style-name="ce1" office:value-type="string">
            <text:p>tcp.xml</text:p>
          </table:table-cell>
          <table:table-cell table:style-name="ce1" office:value-type="float" office:value="49348">
            <text:p>49348</text:p>
          </table:table-cell>
          <table:table-cell table:style-name="ce1" office:value-type="float" office:value="31763">
            <text:p>31763</text:p>
          </table:table-cell>
          <table:table-cell table:style-name="ce1" office:value-type="float" office:value="17907">
            <text:p>17907</text:p>
          </table:table-cell>
          <table:table-cell/>
        </table:table-row>
        <table:table-row table:style-name="ro1">
          <table:table-cell/>
          <table:table-cell table:style-name="ce1" table:number-columns-repeated="4"/>
          <table:table-cell/>
        </table:table-row>
        <table:table-row table:style-name="ro1" table:number-rows-repeated="6">
          <table:table-cell/>
          <table:table-cell table:style-name="ce1"/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'4'.L37" table:end-x="0.2343in" table:end-y="0.1602in" draw:z-index="1" draw:style-name="gr1" svg:width="4.7075in" svg:height="3.1126in" svg:x="0.861in" svg:y="0.161in">
              <draw:object draw:notify-on-update-of-ranges="'4'.C22:'4'.E22 '4'.B23:'4'.B23 '4'.C23:'4'.E23 '4'.B24:'4'.B24 '4'.C24:'4'.E2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>
            <text:p>1K</text:p>
          </table:table-cell>
          <table:table-cell table:style-name="ce1" office:value-type="string">
            <text:p>2.5K</text:p>
          </table:table-cell>
          <table:table-cell table:style-name="ce1" office:value-type="string">
            <text:p>5K</text:p>
          </table:table-cell>
          <table:table-cell/>
        </table:table-row>
        <table:table-row table:style-name="ro1">
          <table:table-cell/>
          <table:table-cell table:style-name="ce1" office:value-type="string">
            <text:p>udp.xml</text:p>
          </table:table-cell>
          <table:table-cell table:style-name="ce1" office:value-type="float" office:value="56.27">
            <text:p>56.27</text:p>
          </table:table-cell>
          <table:table-cell table:style-name="ce1" office:value-type="float" office:value="94.24">
            <text:p>94.24</text:p>
          </table:table-cell>
          <table:table-cell table:style-name="ce1" office:value-type="float" office:value="107.92">
            <text:p>107.92</text:p>
          </table:table-cell>
          <table:table-cell/>
        </table:table-row>
        <table:table-row table:style-name="ro1">
          <table:table-cell/>
          <table:table-cell table:style-name="ce1" office:value-type="string">
            <text:p>tcp.xml</text:p>
          </table:table-cell>
          <table:table-cell table:style-name="ce1" office:value-type="float" office:value="49.35">
            <text:p>49.35</text:p>
          </table:table-cell>
          <table:table-cell table:style-name="ce1" office:value-type="float" office:value="79.41">
            <text:p>79.41</text:p>
          </table:table-cell>
          <table:table-cell table:style-name="ce1" office:value-type="float" office:value="89.64">
            <text:p>89.64</text:p>
          </table:table-cell>
          <table:table-cell/>
        </table:table-row>
        <table:table-row table:style-name="ro1" table:number-rows-repeated="25">
          <table:table-cell table:number-columns-repeated="6"/>
        </table:table-row>
        <table:table-row table:style-name="ro1" table:number-rows-repeated="4">
          <table:table-cell table:number-columns-repeated="2"/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table:style-name="ce1" table:number-columns-repeated="3"/>
          <table:table-cell/>
        </table:table-row>
      </table:table>
      <table:table table:name="6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5"/>
          <table:table-cell>
            <draw:frame table:end-cell-address="'6'.L20" table:end-x="0.1209in" table:end-y="0.0043in" draw:z-index="0" draw:style-name="gr1" svg:width="4.585in" svg:height="3.2126in" svg:x="0.8701in" svg:y="0.1441in">
              <draw:object draw:notify-on-update-of-ranges="'6'.C6:'6'.E6 '6'.B7:'6'.B7 '6'.C7:'6'.E7 '6'.B8:'6'.B8 '6'.C8:'6'.E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>
            <text:p>6 node cluster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>
            <text:p>1K</text:p>
          </table:table-cell>
          <table:table-cell table:style-name="ce1" office:value-type="string">
            <text:p>2.5K</text:p>
          </table:table-cell>
          <table:table-cell table:style-name="ce1" office:value-type="string">
            <text:p>5K</text:p>
          </table:table-cell>
          <table:table-cell/>
        </table:table-row>
        <table:table-row table:style-name="ro1">
          <table:table-cell/>
          <table:table-cell table:style-name="ce1" office:value-type="string">
            <text:p>udp.xml</text:p>
          </table:table-cell>
          <table:table-cell table:style-name="ce1" office:value-type="float" office:value="52041">
            <text:p>52041</text:p>
          </table:table-cell>
          <table:table-cell table:style-name="ce1" office:value-type="float" office:value="30525">
            <text:p>30525</text:p>
          </table:table-cell>
          <table:table-cell table:style-name="ce1" office:value-type="float" office:value="18109">
            <text:p>18109</text:p>
          </table:table-cell>
          <table:table-cell/>
        </table:table-row>
        <table:table-row table:style-name="ro1">
          <table:table-cell/>
          <table:table-cell table:style-name="ce1" office:value-type="string">
            <text:p>tcp.xml</text:p>
          </table:table-cell>
          <table:table-cell table:style-name="ce1" office:value-type="float" office:value="44656">
            <text:p>44656</text:p>
          </table:table-cell>
          <table:table-cell table:style-name="ce1" office:value-type="float" office:value="31003">
            <text:p>31003</text:p>
          </table:table-cell>
          <table:table-cell table:style-name="ce1" office:value-type="float" office:value="16809">
            <text:p>16809</text:p>
          </table:table-cell>
          <table:table-cell/>
        </table:table-row>
        <table:table-row table:style-name="ro1">
          <table:table-cell/>
          <table:table-cell table:style-name="ce1" table:number-columns-repeated="4"/>
          <table:table-cell/>
        </table:table-row>
        <table:table-row table:style-name="ro1" table:number-rows-repeated="6">
          <table:table-cell/>
          <table:table-cell table:style-name="ce1"/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'6'.L41" table:end-x="0.1563in" table:end-y="0.0913in" draw:z-index="1" draw:style-name="gr1" svg:width="4.6201in" svg:height="3.1126in" svg:x="0.8705in" svg:y="0.0921in">
              <draw:object draw:notify-on-update-of-ranges="'6'.C28:'6'.E28 '6'.B29:'6'.B29 '6'.C29:'6'.E29 '6'.B30:'6'.B30 '6'.C30:'6'.E3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>
            <text:p>1K</text:p>
          </table:table-cell>
          <table:table-cell table:style-name="ce1" office:value-type="string">
            <text:p>2.5K</text:p>
          </table:table-cell>
          <table:table-cell table:style-name="ce1" office:value-type="string">
            <text:p>5K</text:p>
          </table:table-cell>
          <table:table-cell/>
        </table:table-row>
        <table:table-row table:style-name="ro1">
          <table:table-cell/>
          <table:table-cell table:style-name="ce1" office:value-type="string">
            <text:p>udp.xml</text:p>
          </table:table-cell>
          <table:table-cell table:style-name="ce1" office:value-type="float" office:value="52.04">
            <text:p>52.04</text:p>
          </table:table-cell>
          <table:table-cell table:style-name="ce1" office:value-type="float" office:value="76.31">
            <text:p>76.31</text:p>
          </table:table-cell>
          <table:table-cell table:style-name="ce1" office:value-type="float" office:value="90.54">
            <text:p>90.54</text:p>
          </table:table-cell>
          <table:table-cell/>
        </table:table-row>
        <table:table-row table:style-name="ro1">
          <table:table-cell/>
          <table:table-cell table:style-name="ce1" office:value-type="string">
            <text:p>tcp.xml</text:p>
          </table:table-cell>
          <table:table-cell table:style-name="ce1" office:value-type="float" office:value="44.66">
            <text:p>44.66</text:p>
          </table:table-cell>
          <table:table-cell table:style-name="ce1" office:value-type="float" office:value="77.51">
            <text:p>77.51</text:p>
          </table:table-cell>
          <table:table-cell table:style-name="ce1" office:value-type="float" office:value="84.04">
            <text:p>84.04</text:p>
          </table:table-cell>
          <table:table-cell/>
        </table:table-row>
      </table:table>
      <table:table table:name="8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3"/>
          <table:table-cell table:style-name="ce2" office:value-type="string">
            <text:p>8 node cluster</text:p>
          </table:table-cell>
          <table:table-cell table:number-columns-repeated="2"/>
          <table:table-cell>
            <draw:frame table:end-cell-address="'8'.L18" table:end-x="0.0079in" table:end-y="0.1331in" draw:z-index="0" draw:style-name="gr1" svg:width="4.4457in" svg:height="2.9669in" svg:x="0.0075in" svg:y="0in">
              <draw:object draw:notify-on-update-of-ranges="'8'.C5:'8'.E5 '8'.B6:'8'.B6 '8'.C6:'8'.E6 '8'.B7:'8'.B7 '8'.C7:'8'.E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/>
          <table:table-cell table:style-name="ce1" office:value-type="string">
            <text:p>1K</text:p>
          </table:table-cell>
          <table:table-cell table:style-name="ce1" office:value-type="string">
            <text:p>2.5K</text:p>
          </table:table-cell>
          <table:table-cell table:style-name="ce1" office:value-type="string">
            <text:p>5K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udp.xml</text:p>
          </table:table-cell>
          <table:table-cell table:style-name="ce1" office:value-type="float" office:value="50610">
            <text:p>50610</text:p>
          </table:table-cell>
          <table:table-cell table:style-name="ce1" office:value-type="float" office:value="29454">
            <text:p>29454</text:p>
          </table:table-cell>
          <table:table-cell table:style-name="ce1" office:value-type="float" office:value="17342">
            <text:p>1734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tcp.xml</text:p>
          </table:table-cell>
          <table:table-cell table:style-name="ce1" office:value-type="float" office:value="42682">
            <text:p>42682</text:p>
          </table:table-cell>
          <table:table-cell table:style-name="ce1" office:value-type="float" office:value="29247">
            <text:p>29247</text:p>
          </table:table-cell>
          <table:table-cell table:style-name="ce1" office:value-type="float" office:value="16855">
            <text:p>16855</text:p>
          </table:table-cell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1" table:number-columns-repeated="4"/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'8'.K36" table:end-x="0.8886in" table:end-y="0.0921in" draw:z-index="1" draw:style-name="gr1" svg:width="4.437in" svg:height="2.8799in" svg:x="0.0075in" svg:y="0.1528in">
              <draw:object draw:notify-on-update-of-ranges="'8'.C21:'8'.E21 '8'.B22:'8'.B22 '8'.C22:'8'.E22 '8'.B23:'8'.B23 '8'.C23:'8'.E2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/>
          <table:table-cell table:style-name="ce1" office:value-type="string">
            <text:p>1K</text:p>
          </table:table-cell>
          <table:table-cell table:style-name="ce1" office:value-type="string">
            <text:p>2.5K</text:p>
          </table:table-cell>
          <table:table-cell table:style-name="ce1" office:value-type="string">
            <text:p>5K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udp.xml</text:p>
          </table:table-cell>
          <table:table-cell table:style-name="ce1" office:value-type="float" office:value="50.61">
            <text:p>50.61</text:p>
          </table:table-cell>
          <table:table-cell table:style-name="ce1" office:value-type="float" office:value="73.64">
            <text:p>73.64</text:p>
          </table:table-cell>
          <table:table-cell table:style-name="ce1" office:value-type="float" office:value="86.71">
            <text:p>86.7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tcp.xml</text:p>
          </table:table-cell>
          <table:table-cell table:style-name="ce1" office:value-type="float" office:value="42.68">
            <text:p>42.68</text:p>
          </table:table-cell>
          <table:table-cell table:style-name="ce1" office:value-type="float" office:value="73.12">
            <text:p>73.12</text:p>
          </table:table-cell>
          <table:table-cell table:style-name="ce1" office:value-type="float" office:value="84.28">
            <text:p>84.28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/>
        </table:table-row>
        <table:table-row table:style-name="ro1">
          <table:table-cell table:number-columns-repeated="7"/>
        </table:table-row>
        <table:table-row table:style-name="ro1" table:number-rows-repeated="14">
          <table:table-cell table:number-columns-repeated="5"/>
          <table:table-cell table:style-name="ce1"/>
          <table:table-cell/>
        </table:table-row>
        <table:table-row table:style-name="ro1" table:number-rows-repeated="9">
          <table:table-cell table:number-columns-repeated="7"/>
        </table:table-row>
        <table:table-row table:style-name="ro1" table:number-rows-repeated="5"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table:style-name="ce1" table:number-columns-repeated="4"/>
          <table:table-cell table:number-columns-repeated="2"/>
        </table:table-row>
      </table:table>
      <table:table table:name="10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>
            <text:p>10 node cluster</text:p>
          </table:table-cell>
          <table:table-cell/>
          <table:table-cell>
            <draw:frame table:end-cell-address="'10'.L20" table:end-x="0.202in" table:end-y="0.1118in" draw:z-index="0" draw:style-name="gr1" svg:width="5.0772in" svg:height="3.2374in" svg:x="0.4591in" svg:y="0.0539in">
              <draw:object draw:notify-on-update-of-ranges="'10'.C5:'10'.E5 '10'.B6:'10'.B6 '10'.C6:'10'.E6 '10'.B7:'10'.B7 '10'.C7:'10'.E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>
            <text:p>1K</text:p>
          </table:table-cell>
          <table:table-cell table:style-name="ce1" office:value-type="string">
            <text:p>2.5K</text:p>
          </table:table-cell>
          <table:table-cell table:style-name="ce1" office:value-type="string">
            <text:p>5K</text:p>
          </table:table-cell>
          <table:table-cell/>
        </table:table-row>
        <table:table-row table:style-name="ro1">
          <table:table-cell/>
          <table:table-cell table:style-name="ce1" office:value-type="string">
            <text:p>udp.xml</text:p>
          </table:table-cell>
          <table:table-cell table:style-name="ce1" office:value-type="float" office:value="51366">
            <text:p>51366</text:p>
          </table:table-cell>
          <table:table-cell table:style-name="ce1" office:value-type="float" office:value="26213">
            <text:p>26213</text:p>
          </table:table-cell>
          <table:table-cell table:style-name="ce1" office:value-type="float" office:value="15428">
            <text:p>15428</text:p>
          </table:table-cell>
          <table:table-cell/>
        </table:table-row>
        <table:table-row table:style-name="ro1">
          <table:table-cell/>
          <table:table-cell table:style-name="ce1" office:value-type="string">
            <text:p>tcp.xml</text:p>
          </table:table-cell>
          <table:table-cell table:style-name="ce1" office:value-type="float" office:value="34662">
            <text:p>34662</text:p>
          </table:table-cell>
          <table:table-cell table:style-name="ce1" office:value-type="float" office:value="27754">
            <text:p>27754</text:p>
          </table:table-cell>
          <table:table-cell table:style-name="ce1" office:value-type="float" office:value="16282">
            <text:p>16282</text:p>
          </table:table-cell>
          <table:table-cell/>
        </table:table-row>
        <table:table-row table:style-name="ro1" table:number-rows-repeated="8">
          <table:table-cell table:number-columns-repeated="2"/>
          <table:table-cell table:style-name="ce1"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>
            <text:p>1K</text:p>
          </table:table-cell>
          <table:table-cell table:style-name="ce1" office:value-type="string">
            <text:p>2.5K</text:p>
          </table:table-cell>
          <table:table-cell table:style-name="ce1" office:value-type="string">
            <text:p>5K</text:p>
          </table:table-cell>
          <table:table-cell>
            <draw:frame table:end-cell-address="'10'.L41" table:end-x="0.222in" table:end-y="0.015in" draw:z-index="1" draw:style-name="gr1" svg:width="5.0969in" svg:height="3.4346in" svg:x="0.4594in" svg:y="0.0394in">
              <draw:object draw:notify-on-update-of-ranges="'10'.C21:'10'.E21 '10'.B22:'10'.B22 '10'.C22:'10'.E22 '10'.B23:'10'.B23 '10'.C23:'10'.E2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/>
          <table:table-cell table:style-name="ce1" office:value-type="string">
            <text:p>udp.xml</text:p>
          </table:table-cell>
          <table:table-cell table:style-name="ce1" office:value-type="float" office:value="51.37">
            <text:p>51.37</text:p>
          </table:table-cell>
          <table:table-cell table:style-name="ce1" office:value-type="float" office:value="65.53">
            <text:p>65.53</text:p>
          </table:table-cell>
          <table:table-cell table:style-name="ce1" office:value-type="float" office:value="77.14">
            <text:p>77.14</text:p>
          </table:table-cell>
          <table:table-cell/>
        </table:table-row>
        <table:table-row table:style-name="ro1">
          <table:table-cell/>
          <table:table-cell table:style-name="ce1" office:value-type="string">
            <text:p>tcp.xml</text:p>
          </table:table-cell>
          <table:table-cell table:style-name="ce1" office:value-type="float" office:value="34.66">
            <text:p>34.66</text:p>
          </table:table-cell>
          <table:table-cell table:style-name="ce1" office:value-type="float" office:value="69.38">
            <text:p>69.38</text:p>
          </table:table-cell>
          <table:table-cell table:style-name="ce1" office:value-type="float" office:value="81.41">
            <text:p>81.41</text:p>
          </table:table-cell>
          <table:table-cell/>
        </table:table-row>
        <table:table-row table:style-name="ro1">
          <table:table-cell table:number-columns-repeated="5"/>
          <table:table-cell table:style-name="ce1"/>
        </table:table-row>
        <table:table-row table:style-name="ro1">
          <table:table-cell table:number-columns-repeated="6"/>
        </table:table-row>
        <table:table-row table:style-name="ro1" table:number-rows-repeated="14">
          <table:table-cell table:number-columns-repeated="5"/>
          <table:table-cell table:style-name="ce1"/>
        </table:table-row>
        <table:table-row table:style-name="ro1" table:number-rows-repeated="9">
          <table:table-cell table:number-columns-repeated="6"/>
        </table:table-row>
        <table:table-row table:style-name="ro1" table:number-rows-repeated="5">
          <table:table-cell/>
          <table:table-cell table:style-name="ce1" table:number-columns-repeated="4"/>
          <table:table-cell/>
        </table:table-row>
        <table:table-row table:style-name="ro1">
          <table:table-cell/>
          <table:table-cell table:style-name="ce1" table:number-columns-repeated="4"/>
          <table:table-cell/>
        </table:table-row>
      </table:table>
      <table:table table:name="Scalability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1023" table:default-cell-style-name="Default"/>
        <table:table-row table:style-name="ro1">
          <table:table-cell table:number-columns-repeated="5"/>
          <table:table-cell>
            <draw:frame table:end-cell-address="Scalability.L26" table:end-x="0.7094in" table:end-y="0.0118in" draw:z-index="0" draw:style-name="gr1" svg:width="5.8437in" svg:height="4.2591in" svg:x="0.2in" svg:y="0.1429in">
              <draw:object draw:notify-on-update-of-ranges="Scalability.B6:Scalability.E6 Scalability.A7:Scalability.A7 Scalability.B7:Scalability.E7 Scalability.A8:Scalability.A8 Scalability.B8:Scalability.E8 Scalability.A9:Scalability.A9 Scalability.B9:Scalability.E9 Scalability.A10:Scalability.A10 Scalability.B10:Scalability.E10 Scalability.A11:Scalability.A11 Scalability.B11:Scalability.E11 Scalability.A12:Scalability.A12 Scalability.B12:Scalability.E1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" office:value-type="string">
            <text:p>Message rate 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1019"/>
        </table:table-row>
        <table:table-row table:style-name="ro1">
          <table:table-cell office:value-type="string">
            <text:p>UDP 1K</text:p>
          </table:table-cell>
          <table:table-cell table:style-name="ce1" office:value-type="float" office:value="56273">
            <text:p>56273</text:p>
          </table:table-cell>
          <table:table-cell table:style-name="ce1" office:value-type="float" office:value="52041">
            <text:p>52041</text:p>
          </table:table-cell>
          <table:table-cell table:style-name="ce1" office:value-type="float" office:value="50610">
            <text:p>50610</text:p>
          </table:table-cell>
          <table:table-cell table:style-name="ce1" office:value-type="float" office:value="51366">
            <text:p>51366</text:p>
          </table:table-cell>
          <table:table-cell table:number-columns-repeated="1019"/>
        </table:table-row>
        <table:table-row table:style-name="ro1">
          <table:table-cell office:value-type="string">
            <text:p>TCP 1K</text:p>
          </table:table-cell>
          <table:table-cell table:style-name="ce1" office:value-type="float" office:value="49348">
            <text:p>49348</text:p>
          </table:table-cell>
          <table:table-cell table:style-name="ce1" office:value-type="float" office:value="44656">
            <text:p>44656</text:p>
          </table:table-cell>
          <table:table-cell table:style-name="ce1" office:value-type="float" office:value="42682">
            <text:p>42682</text:p>
          </table:table-cell>
          <table:table-cell table:style-name="ce1" office:value-type="float" office:value="34662">
            <text:p>34662</text:p>
          </table:table-cell>
          <table:table-cell table:number-columns-repeated="1019"/>
        </table:table-row>
        <table:table-row table:style-name="ro1">
          <table:table-cell office:value-type="string">
            <text:p>UDP 2.5K</text:p>
          </table:table-cell>
          <table:table-cell table:style-name="ce1" office:value-type="float" office:value="37694">
            <text:p>37694</text:p>
          </table:table-cell>
          <table:table-cell table:style-name="ce1" office:value-type="float" office:value="30525">
            <text:p>30525</text:p>
          </table:table-cell>
          <table:table-cell table:style-name="ce1" office:value-type="float" office:value="29454">
            <text:p>29454</text:p>
          </table:table-cell>
          <table:table-cell table:style-name="ce1" office:value-type="float" office:value="26213">
            <text:p>26213</text:p>
          </table:table-cell>
          <table:table-cell table:number-columns-repeated="1019"/>
        </table:table-row>
        <table:table-row table:style-name="ro1">
          <table:table-cell office:value-type="string">
            <text:p>TCP 2.5K</text:p>
          </table:table-cell>
          <table:table-cell table:style-name="ce1" office:value-type="float" office:value="31763">
            <text:p>31763</text:p>
          </table:table-cell>
          <table:table-cell table:style-name="ce1" office:value-type="float" office:value="31003">
            <text:p>31003</text:p>
          </table:table-cell>
          <table:table-cell table:style-name="ce1" office:value-type="float" office:value="29247">
            <text:p>29247</text:p>
          </table:table-cell>
          <table:table-cell table:style-name="ce1" office:value-type="float" office:value="27754">
            <text:p>27754</text:p>
          </table:table-cell>
          <table:table-cell table:number-columns-repeated="1019"/>
        </table:table-row>
        <table:table-row table:style-name="ro1">
          <table:table-cell office:value-type="string">
            <text:p>UDP 5K</text:p>
          </table:table-cell>
          <table:table-cell table:style-name="ce1" office:value-type="float" office:value="21585">
            <text:p>21585</text:p>
          </table:table-cell>
          <table:table-cell table:style-name="ce1" office:value-type="float" office:value="18109">
            <text:p>18109</text:p>
          </table:table-cell>
          <table:table-cell table:style-name="ce1" office:value-type="float" office:value="17342">
            <text:p>17342</text:p>
          </table:table-cell>
          <table:table-cell table:style-name="ce1" office:value-type="float" office:value="15428">
            <text:p>15428</text:p>
          </table:table-cell>
          <table:table-cell table:number-columns-repeated="1019"/>
        </table:table-row>
        <table:table-row table:style-name="ro1">
          <table:table-cell office:value-type="string">
            <text:p>TCP 5K</text:p>
          </table:table-cell>
          <table:table-cell table:style-name="ce1" office:value-type="float" office:value="17907">
            <text:p>17907</text:p>
          </table:table-cell>
          <table:table-cell table:number-columns-repeated="2" table:style-name="ce1" office:value-type="float" office:value="16809">
            <text:p>16809</text:p>
          </table:table-cell>
          <table:table-cell table:style-name="ce1" office:value-type="float" office:value="16282">
            <text:p>16282</text:p>
          </table:table-cell>
          <table:table-cell table:number-columns-repeated="1019"/>
        </table:table-row>
        <table:table-row table:style-name="ro1" table:number-rows-repeated="14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>
            <text:p>Throughput</text:p>
          </table:table-cell>
          <table:table-cell table:number-columns-repeated="2"/>
          <table:table-cell>
            <draw:frame table:end-cell-address="Scalability.L47" table:end-x="0.7193in" table:end-y="0.1031in" draw:z-index="1" draw:style-name="gr1" svg:width="5.724in" svg:height="3.574in" svg:x="0.3295in" svg:y="0.0878in">
              <draw:object draw:notify-on-update-of-ranges="Scalability.B30:Scalability.E30 Scalability.A31:Scalability.A31 Scalability.B31:Scalability.E31 Scalability.A32:Scalability.A32 Scalability.B32:Scalability.E32 Scalability.A33:Scalability.A33 Scalability.B33:Scalability.E33 Scalability.A34:Scalability.A34 Scalability.B34:Scalability.E34 Scalability.A35:Scalability.A35 Scalability.B35:Scalability.E35 Scalability.A36:Scalability.A36 Scalability.B36:Scalability.E36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1019"/>
        </table:table-row>
        <table:table-row table:style-name="ro1">
          <table:table-cell office:value-type="string">
            <text:p>UDP 1K</text:p>
          </table:table-cell>
          <table:table-cell table:style-name="ce1" office:value-type="float" office:value="56.27">
            <text:p>56.27</text:p>
          </table:table-cell>
          <table:table-cell table:style-name="ce1" office:value-type="float" office:value="52.04">
            <text:p>52.04</text:p>
          </table:table-cell>
          <table:table-cell table:style-name="ce1" office:value-type="float" office:value="50.61">
            <text:p>50.61</text:p>
          </table:table-cell>
          <table:table-cell table:style-name="ce1" office:value-type="float" office:value="51.37">
            <text:p>51.37</text:p>
          </table:table-cell>
          <table:table-cell table:number-columns-repeated="1019"/>
        </table:table-row>
        <table:table-row table:style-name="ro1">
          <table:table-cell office:value-type="string">
            <text:p>TCP 1K</text:p>
          </table:table-cell>
          <table:table-cell table:style-name="ce1" office:value-type="float" office:value="49.35">
            <text:p>49.35</text:p>
          </table:table-cell>
          <table:table-cell table:style-name="ce1" office:value-type="float" office:value="44.66">
            <text:p>44.66</text:p>
          </table:table-cell>
          <table:table-cell table:style-name="ce1" office:value-type="float" office:value="42.68">
            <text:p>42.68</text:p>
          </table:table-cell>
          <table:table-cell table:style-name="ce1" office:value-type="float" office:value="34.66">
            <text:p>34.66</text:p>
          </table:table-cell>
          <table:table-cell table:number-columns-repeated="1019"/>
        </table:table-row>
        <table:table-row table:style-name="ro1">
          <table:table-cell office:value-type="string">
            <text:p>UDP 2.5K</text:p>
          </table:table-cell>
          <table:table-cell table:style-name="ce1" office:value-type="float" office:value="94.24">
            <text:p>94.24</text:p>
          </table:table-cell>
          <table:table-cell table:style-name="ce1" office:value-type="float" office:value="76.31">
            <text:p>76.31</text:p>
          </table:table-cell>
          <table:table-cell table:style-name="ce1" office:value-type="float" office:value="73.64">
            <text:p>73.64</text:p>
          </table:table-cell>
          <table:table-cell table:style-name="ce1" office:value-type="float" office:value="65.53">
            <text:p>65.53</text:p>
          </table:table-cell>
          <table:table-cell table:number-columns-repeated="1019"/>
        </table:table-row>
        <table:table-row table:style-name="ro1">
          <table:table-cell office:value-type="string">
            <text:p>TCP 2.5K</text:p>
          </table:table-cell>
          <table:table-cell table:style-name="ce1" office:value-type="float" office:value="79.41">
            <text:p>79.41</text:p>
          </table:table-cell>
          <table:table-cell table:style-name="ce1" office:value-type="float" office:value="77.51">
            <text:p>77.51</text:p>
          </table:table-cell>
          <table:table-cell table:style-name="ce1" office:value-type="float" office:value="73.12">
            <text:p>73.12</text:p>
          </table:table-cell>
          <table:table-cell table:style-name="ce1" office:value-type="float" office:value="69.38">
            <text:p>69.38</text:p>
          </table:table-cell>
          <table:table-cell table:number-columns-repeated="1019"/>
        </table:table-row>
        <table:table-row table:style-name="ro1">
          <table:table-cell office:value-type="string">
            <text:p>UDP 5K</text:p>
          </table:table-cell>
          <table:table-cell table:style-name="ce1" office:value-type="float" office:value="107.92">
            <text:p>107.92</text:p>
          </table:table-cell>
          <table:table-cell table:style-name="ce1" office:value-type="float" office:value="90.54">
            <text:p>90.54</text:p>
          </table:table-cell>
          <table:table-cell table:style-name="ce1" office:value-type="float" office:value="86.71">
            <text:p>86.71</text:p>
          </table:table-cell>
          <table:table-cell table:style-name="ce1" office:value-type="float" office:value="77.14">
            <text:p>77.14</text:p>
          </table:table-cell>
          <table:table-cell table:number-columns-repeated="1019"/>
        </table:table-row>
        <table:table-row table:style-name="ro1">
          <table:table-cell office:value-type="string">
            <text:p>TCP 5K</text:p>
          </table:table-cell>
          <table:table-cell table:style-name="ce1" office:value-type="float" office:value="89.64">
            <text:p>89.64</text:p>
          </table:table-cell>
          <table:table-cell table:style-name="ce1" office:value-type="float" office:value="84.04">
            <text:p>84.04</text:p>
          </table:table-cell>
          <table:table-cell table:style-name="ce1" office:value-type="float" office:value="84.28">
            <text:p>84.28</text:p>
          </table:table-cell>
          <table:table-cell table:style-name="ce1" office:value-type="float" office:value="81.41">
            <text:p>81.41</text:p>
          </table:table-cell>
          <table:table-cell table:number-columns-repeated="1019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alability_Clusterwide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>
            <text:p>Message rate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Scalability_Clusterwide.L26" table:end-x="0.5594in" table:end-y="0.0378in" draw:z-index="0" draw:style-name="gr1" svg:width="5.5638in" svg:height="3.7563in" svg:x="0.3299in" svg:y="0.0866in">
              <draw:object draw:notify-on-update-of-ranges="Scalability_Clusterwide.A15:Scalability_Clusterwide.A15 Scalability_Clusterwide.B15:Scalability_Clusterwide.E15 Scalability_Clusterwide.A16:Scalability_Clusterwide.A16 Scalability_Clusterwide.B16:Scalability_Clusterwide.E16 Scalability_Clusterwide.A17:Scalability_Clusterwide.A17 Scalability_Clusterwide.B17:Scalability_Clusterwide.E17 Scalability_Clusterwide.A18:Scalability_Clusterwide.A18 Scalability_Clusterwide.B18:Scalability_Clusterwide.E18 Scalability_Clusterwide.A19:Scalability_Clusterwide.A19 Scalability_Clusterwide.B19:Scalability_Clusterwide.E19 Scalability_Clusterwide.A20:Scalability_Clusterwide.A20 Scalability_Clusterwide.B20:Scalability_Clusterwide.E20 Scalability_Clusterwide.A21:Scalability_Clusterwide.A21 Scalability_Clusterwide.B21:Scalability_Clusterwide.E2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1019"/>
        </table:table-row>
        <table:table-row table:style-name="ro1">
          <table:table-cell office:value-type="string">
            <text:p>UDP 1K</text:p>
          </table:table-cell>
          <table:table-cell table:style-name="ce1" office:value-type="float" office:value="56273">
            <text:p>56273</text:p>
          </table:table-cell>
          <table:table-cell table:style-name="ce1" office:value-type="float" office:value="52041">
            <text:p>52041</text:p>
          </table:table-cell>
          <table:table-cell table:style-name="ce1" office:value-type="float" office:value="50610">
            <text:p>50610</text:p>
          </table:table-cell>
          <table:table-cell table:style-name="ce1" office:value-type="float" office:value="51366">
            <text:p>51366</text:p>
          </table:table-cell>
          <table:table-cell table:number-columns-repeated="1019"/>
        </table:table-row>
        <table:table-row table:style-name="ro1">
          <table:table-cell office:value-type="string">
            <text:p>TCP 1K</text:p>
          </table:table-cell>
          <table:table-cell table:style-name="ce1" office:value-type="float" office:value="49348">
            <text:p>49348</text:p>
          </table:table-cell>
          <table:table-cell table:style-name="ce1" office:value-type="float" office:value="44656">
            <text:p>44656</text:p>
          </table:table-cell>
          <table:table-cell table:style-name="ce1" office:value-type="float" office:value="42682">
            <text:p>42682</text:p>
          </table:table-cell>
          <table:table-cell table:style-name="ce1" office:value-type="float" office:value="34662">
            <text:p>34662</text:p>
          </table:table-cell>
          <table:table-cell table:number-columns-repeated="1019"/>
        </table:table-row>
        <table:table-row table:style-name="ro1">
          <table:table-cell office:value-type="string">
            <text:p>UDP 2.5K</text:p>
          </table:table-cell>
          <table:table-cell table:style-name="ce1" office:value-type="float" office:value="37694">
            <text:p>37694</text:p>
          </table:table-cell>
          <table:table-cell table:style-name="ce1" office:value-type="float" office:value="30525">
            <text:p>30525</text:p>
          </table:table-cell>
          <table:table-cell table:style-name="ce1" office:value-type="float" office:value="29454">
            <text:p>29454</text:p>
          </table:table-cell>
          <table:table-cell table:style-name="ce1" office:value-type="float" office:value="26213">
            <text:p>26213</text:p>
          </table:table-cell>
          <table:table-cell table:number-columns-repeated="1019"/>
        </table:table-row>
        <table:table-row table:style-name="ro1">
          <table:table-cell office:value-type="string">
            <text:p>TCP 2.5K</text:p>
          </table:table-cell>
          <table:table-cell table:style-name="ce1" office:value-type="float" office:value="31763">
            <text:p>31763</text:p>
          </table:table-cell>
          <table:table-cell table:style-name="ce1" office:value-type="float" office:value="31003">
            <text:p>31003</text:p>
          </table:table-cell>
          <table:table-cell table:style-name="ce1" office:value-type="float" office:value="29247">
            <text:p>29247</text:p>
          </table:table-cell>
          <table:table-cell table:style-name="ce1" office:value-type="float" office:value="27754">
            <text:p>27754</text:p>
          </table:table-cell>
          <table:table-cell table:number-columns-repeated="1019"/>
        </table:table-row>
        <table:table-row table:style-name="ro1">
          <table:table-cell office:value-type="string">
            <text:p>UDP 5K</text:p>
          </table:table-cell>
          <table:table-cell table:style-name="ce1" office:value-type="float" office:value="21585">
            <text:p>21585</text:p>
          </table:table-cell>
          <table:table-cell table:style-name="ce1" office:value-type="float" office:value="18109">
            <text:p>18109</text:p>
          </table:table-cell>
          <table:table-cell table:style-name="ce1" office:value-type="float" office:value="17342">
            <text:p>17342</text:p>
          </table:table-cell>
          <table:table-cell table:style-name="ce1" office:value-type="float" office:value="15428">
            <text:p>15428</text:p>
          </table:table-cell>
          <table:table-cell table:number-columns-repeated="1019"/>
        </table:table-row>
        <table:table-row table:style-name="ro1">
          <table:table-cell office:value-type="string">
            <text:p>TCP 5K</text:p>
          </table:table-cell>
          <table:table-cell table:style-name="ce1" office:value-type="float" office:value="17907">
            <text:p>17907</text:p>
          </table:table-cell>
          <table:table-cell table:number-columns-repeated="2" table:style-name="ce1" office:value-type="float" office:value="16809">
            <text:p>16809</text:p>
          </table:table-cell>
          <table:table-cell table:style-name="ce1" office:value-type="float" office:value="16282">
            <text:p>1628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UDP 1K</text:p>
          </table:table-cell>
          <table:table-cell table:style-name="ce1" table:formula="oooc:=[.B7]*4" office:value-type="float" office:value="225092">
            <text:p>225092</text:p>
          </table:table-cell>
          <table:table-cell table:style-name="ce1" table:formula="oooc:=[.C7]*6" office:value-type="float" office:value="312246">
            <text:p>312246</text:p>
          </table:table-cell>
          <table:table-cell table:style-name="ce1" table:formula="oooc:=[.D7]*8" office:value-type="float" office:value="404880">
            <text:p>404880</text:p>
          </table:table-cell>
          <table:table-cell table:style-name="ce1" table:formula="oooc:=[.E7]*10" office:value-type="float" office:value="513660">
            <text:p>513660</text:p>
          </table:table-cell>
          <table:table-cell table:number-columns-repeated="1019"/>
        </table:table-row>
        <table:table-row table:style-name="ro1">
          <table:table-cell office:value-type="string">
            <text:p>TCP 1K</text:p>
          </table:table-cell>
          <table:table-cell table:style-name="ce1" table:formula="oooc:=[.B8]*4" office:value-type="float" office:value="197392">
            <text:p>197392</text:p>
          </table:table-cell>
          <table:table-cell table:style-name="ce1" table:formula="oooc:=[.C8]*6" office:value-type="float" office:value="267936">
            <text:p>267936</text:p>
          </table:table-cell>
          <table:table-cell table:style-name="ce1" table:formula="oooc:=[.D8]*8" office:value-type="float" office:value="341456">
            <text:p>341456</text:p>
          </table:table-cell>
          <table:table-cell table:style-name="ce1" table:formula="oooc:=[.E8]*10" office:value-type="float" office:value="346620">
            <text:p>346620</text:p>
          </table:table-cell>
          <table:table-cell table:number-columns-repeated="1019"/>
        </table:table-row>
        <table:table-row table:style-name="ro1">
          <table:table-cell office:value-type="string">
            <text:p>UDP 2.5K</text:p>
          </table:table-cell>
          <table:table-cell table:style-name="ce1" table:formula="oooc:=[.B9]*4" office:value-type="float" office:value="150776">
            <text:p>150776</text:p>
          </table:table-cell>
          <table:table-cell table:style-name="ce1" table:formula="oooc:=[.C9]*6" office:value-type="float" office:value="183150">
            <text:p>183150</text:p>
          </table:table-cell>
          <table:table-cell table:style-name="ce1" table:formula="oooc:=[.D9]*8" office:value-type="float" office:value="235632">
            <text:p>235632</text:p>
          </table:table-cell>
          <table:table-cell table:style-name="ce1" table:formula="oooc:=[.E9]*10" office:value-type="float" office:value="262130">
            <text:p>262130</text:p>
          </table:table-cell>
          <table:table-cell table:number-columns-repeated="1019"/>
        </table:table-row>
        <table:table-row table:style-name="ro1">
          <table:table-cell office:value-type="string">
            <text:p>TCP 2.5K</text:p>
          </table:table-cell>
          <table:table-cell table:style-name="ce1" table:formula="oooc:=[.B10]*4" office:value-type="float" office:value="127052">
            <text:p>127052</text:p>
          </table:table-cell>
          <table:table-cell table:style-name="ce1" table:formula="oooc:=[.C10]*6" office:value-type="float" office:value="186018">
            <text:p>186018</text:p>
          </table:table-cell>
          <table:table-cell table:style-name="ce1" table:formula="oooc:=[.D10]*8" office:value-type="float" office:value="233976">
            <text:p>233976</text:p>
          </table:table-cell>
          <table:table-cell table:style-name="ce1" table:formula="oooc:=[.E10]*10" office:value-type="float" office:value="277540">
            <text:p>277540</text:p>
          </table:table-cell>
          <table:table-cell table:number-columns-repeated="1019"/>
        </table:table-row>
        <table:table-row table:style-name="ro1">
          <table:table-cell office:value-type="string">
            <text:p>UDP 5K</text:p>
          </table:table-cell>
          <table:table-cell table:style-name="ce1" table:formula="oooc:=[.B11]*4" office:value-type="float" office:value="86340">
            <text:p>86340</text:p>
          </table:table-cell>
          <table:table-cell table:style-name="ce1" table:formula="oooc:=[.C11]*6" office:value-type="float" office:value="108654">
            <text:p>108654</text:p>
          </table:table-cell>
          <table:table-cell table:style-name="ce1" table:formula="oooc:=[.D11]*8" office:value-type="float" office:value="138736">
            <text:p>138736</text:p>
          </table:table-cell>
          <table:table-cell table:style-name="ce1" table:formula="oooc:=[.E11]*10" office:value-type="float" office:value="154280">
            <text:p>154280</text:p>
          </table:table-cell>
          <table:table-cell table:number-columns-repeated="1019"/>
        </table:table-row>
        <table:table-row table:style-name="ro1">
          <table:table-cell office:value-type="string">
            <text:p>TCP 5K</text:p>
          </table:table-cell>
          <table:table-cell table:style-name="ce1" table:formula="oooc:=[.B12]*4" office:value-type="float" office:value="71628">
            <text:p>71628</text:p>
          </table:table-cell>
          <table:table-cell table:style-name="ce1" table:formula="oooc:=[.C12]*6" office:value-type="float" office:value="100854">
            <text:p>100854</text:p>
          </table:table-cell>
          <table:table-cell table:style-name="ce1" table:formula="oooc:=[.D12]*8" office:value-type="float" office:value="134472">
            <text:p>134472</text:p>
          </table:table-cell>
          <table:table-cell table:style-name="ce1" table:formula="oooc:=[.E12]*10" office:value-type="float" office:value="162820">
            <text:p>162820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>
            <text:p>Throughput</text:p>
          </table:table-cell>
          <table:table-cell table:number-columns-repeated="2"/>
          <table:table-cell>
            <draw:frame table:end-cell-address="Scalability_Clusterwide.L48" table:end-x="0.8492in" table:end-y="0.1335in" draw:z-index="1" draw:style-name="gr1" svg:width="5.7437in" svg:height="3.8579in" svg:x="0.4398in" svg:y="0.0075in">
              <draw:object draw:notify-on-update-of-ranges="Scalability_Clusterwide.A39:Scalability_Clusterwide.A39 Scalability_Clusterwide.B39:Scalability_Clusterwide.E39 Scalability_Clusterwide.A40:Scalability_Clusterwide.A40 Scalability_Clusterwide.B40:Scalability_Clusterwide.E40 Scalability_Clusterwide.A41:Scalability_Clusterwide.A41 Scalability_Clusterwide.B41:Scalability_Clusterwide.E41 Scalability_Clusterwide.A42:Scalability_Clusterwide.A42 Scalability_Clusterwide.B42:Scalability_Clusterwide.E42 Scalability_Clusterwide.A43:Scalability_Clusterwide.A43 Scalability_Clusterwide.B43:Scalability_Clusterwide.E43 Scalability_Clusterwide.A44:Scalability_Clusterwide.A44 Scalability_Clusterwide.B44:Scalability_Clusterwide.E44 Scalability_Clusterwide.A45:Scalability_Clusterwide.A45 Scalability_Clusterwide.B45:Scalability_Clusterwide.E4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1019"/>
        </table:table-row>
        <table:table-row table:style-name="ro1">
          <table:table-cell office:value-type="string">
            <text:p>UDP 1K</text:p>
          </table:table-cell>
          <table:table-cell table:style-name="ce1" office:value-type="float" office:value="56.27">
            <text:p>56.27</text:p>
          </table:table-cell>
          <table:table-cell table:style-name="ce1" office:value-type="float" office:value="52.04">
            <text:p>52.04</text:p>
          </table:table-cell>
          <table:table-cell table:style-name="ce1" office:value-type="float" office:value="50.61">
            <text:p>50.61</text:p>
          </table:table-cell>
          <table:table-cell table:style-name="ce1" office:value-type="float" office:value="51.37">
            <text:p>51.37</text:p>
          </table:table-cell>
          <table:table-cell table:number-columns-repeated="1019"/>
        </table:table-row>
        <table:table-row table:style-name="ro1">
          <table:table-cell office:value-type="string">
            <text:p>TCP 1K</text:p>
          </table:table-cell>
          <table:table-cell table:style-name="ce1" office:value-type="float" office:value="49.35">
            <text:p>49.35</text:p>
          </table:table-cell>
          <table:table-cell table:style-name="ce1" office:value-type="float" office:value="44.66">
            <text:p>44.66</text:p>
          </table:table-cell>
          <table:table-cell table:style-name="ce1" office:value-type="float" office:value="42.68">
            <text:p>42.68</text:p>
          </table:table-cell>
          <table:table-cell table:style-name="ce1" office:value-type="float" office:value="34.66">
            <text:p>34.66</text:p>
          </table:table-cell>
          <table:table-cell table:number-columns-repeated="1019"/>
        </table:table-row>
        <table:table-row table:style-name="ro1">
          <table:table-cell office:value-type="string">
            <text:p>UDP 2.5K</text:p>
          </table:table-cell>
          <table:table-cell table:style-name="ce1" office:value-type="float" office:value="94.24">
            <text:p>94.24</text:p>
          </table:table-cell>
          <table:table-cell table:style-name="ce1" office:value-type="float" office:value="76.31">
            <text:p>76.31</text:p>
          </table:table-cell>
          <table:table-cell table:style-name="ce1" office:value-type="float" office:value="73.64">
            <text:p>73.64</text:p>
          </table:table-cell>
          <table:table-cell table:style-name="ce1" office:value-type="float" office:value="65.53">
            <text:p>65.53</text:p>
          </table:table-cell>
          <table:table-cell table:number-columns-repeated="1019"/>
        </table:table-row>
        <table:table-row table:style-name="ro1">
          <table:table-cell office:value-type="string">
            <text:p>TCP 2.5K</text:p>
          </table:table-cell>
          <table:table-cell table:style-name="ce1" office:value-type="float" office:value="79.41">
            <text:p>79.41</text:p>
          </table:table-cell>
          <table:table-cell table:style-name="ce1" office:value-type="float" office:value="77.51">
            <text:p>77.51</text:p>
          </table:table-cell>
          <table:table-cell table:style-name="ce1" office:value-type="float" office:value="73.12">
            <text:p>73.12</text:p>
          </table:table-cell>
          <table:table-cell table:style-name="ce1" office:value-type="float" office:value="69.38">
            <text:p>69.38</text:p>
          </table:table-cell>
          <table:table-cell table:number-columns-repeated="1019"/>
        </table:table-row>
        <table:table-row table:style-name="ro1">
          <table:table-cell office:value-type="string">
            <text:p>UDP 5K</text:p>
          </table:table-cell>
          <table:table-cell table:style-name="ce1" office:value-type="float" office:value="107.92">
            <text:p>107.92</text:p>
          </table:table-cell>
          <table:table-cell table:style-name="ce1" office:value-type="float" office:value="90.54">
            <text:p>90.54</text:p>
          </table:table-cell>
          <table:table-cell table:style-name="ce1" office:value-type="float" office:value="86.71">
            <text:p>86.71</text:p>
          </table:table-cell>
          <table:table-cell table:style-name="ce1" office:value-type="float" office:value="77.14">
            <text:p>77.14</text:p>
          </table:table-cell>
          <table:table-cell table:number-columns-repeated="1019"/>
        </table:table-row>
        <table:table-row table:style-name="ro1">
          <table:table-cell office:value-type="string">
            <text:p>TCP 5K</text:p>
          </table:table-cell>
          <table:table-cell table:style-name="ce1" office:value-type="float" office:value="89.64">
            <text:p>89.64</text:p>
          </table:table-cell>
          <table:table-cell table:style-name="ce1" office:value-type="float" office:value="84.04">
            <text:p>84.04</text:p>
          </table:table-cell>
          <table:table-cell table:style-name="ce1" office:value-type="float" office:value="84.28">
            <text:p>84.28</text:p>
          </table:table-cell>
          <table:table-cell table:style-name="ce1" office:value-type="float" office:value="81.41">
            <text:p>81.4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UDP 1K</text:p>
          </table:table-cell>
          <table:table-cell table:style-name="ce1" table:formula="oooc:=[.B31]*4" office:value-type="float" office:value="225.08">
            <text:p>225.08</text:p>
          </table:table-cell>
          <table:table-cell table:style-name="ce1" table:formula="oooc:=[.C31]*6" office:value-type="float" office:value="312.24">
            <text:p>312.24</text:p>
          </table:table-cell>
          <table:table-cell table:style-name="ce1" table:formula="oooc:=[.D31]*8" office:value-type="float" office:value="404.88">
            <text:p>404.88</text:p>
          </table:table-cell>
          <table:table-cell table:style-name="ce1" table:formula="oooc:=[.E31]*10" office:value-type="float" office:value="513.7">
            <text:p>513.7</text:p>
          </table:table-cell>
          <table:table-cell table:number-columns-repeated="1019"/>
        </table:table-row>
        <table:table-row table:style-name="ro1">
          <table:table-cell office:value-type="string">
            <text:p>TCP 1K</text:p>
          </table:table-cell>
          <table:table-cell table:style-name="ce1" table:formula="oooc:=[.B32]*4" office:value-type="float" office:value="197.4">
            <text:p>197.4</text:p>
          </table:table-cell>
          <table:table-cell table:style-name="ce1" table:formula="oooc:=[.C32]*6" office:value-type="float" office:value="267.96">
            <text:p>267.96</text:p>
          </table:table-cell>
          <table:table-cell table:style-name="ce1" table:formula="oooc:=[.D32]*8" office:value-type="float" office:value="341.44">
            <text:p>341.44</text:p>
          </table:table-cell>
          <table:table-cell table:style-name="ce1" table:formula="oooc:=[.E32]*10" office:value-type="float" office:value="346.6">
            <text:p>346.6</text:p>
          </table:table-cell>
          <table:table-cell table:number-columns-repeated="1019"/>
        </table:table-row>
        <table:table-row table:style-name="ro1">
          <table:table-cell office:value-type="string">
            <text:p>UDP 2.5K</text:p>
          </table:table-cell>
          <table:table-cell table:style-name="ce1" table:formula="oooc:=[.B33]*4" office:value-type="float" office:value="376.96">
            <text:p>376.96</text:p>
          </table:table-cell>
          <table:table-cell table:style-name="ce1" table:formula="oooc:=[.C33]*6" office:value-type="float" office:value="457.86">
            <text:p>457.86</text:p>
          </table:table-cell>
          <table:table-cell table:style-name="ce1" table:formula="oooc:=[.D33]*8" office:value-type="float" office:value="589.12">
            <text:p>589.12</text:p>
          </table:table-cell>
          <table:table-cell table:style-name="ce1" table:formula="oooc:=[.E33]*10" office:value-type="float" office:value="655.3">
            <text:p>655.3</text:p>
          </table:table-cell>
          <table:table-cell table:number-columns-repeated="1019"/>
        </table:table-row>
        <table:table-row table:style-name="ro1">
          <table:table-cell office:value-type="string">
            <text:p>TCP 2.5K</text:p>
          </table:table-cell>
          <table:table-cell table:style-name="ce1" table:formula="oooc:=[.B34]*4" office:value-type="float" office:value="317.64">
            <text:p>317.64</text:p>
          </table:table-cell>
          <table:table-cell table:style-name="ce1" table:formula="oooc:=[.C34]*6" office:value-type="float" office:value="465.06">
            <text:p>465.06</text:p>
          </table:table-cell>
          <table:table-cell table:style-name="ce1" table:formula="oooc:=[.D34]*8" office:value-type="float" office:value="584.96">
            <text:p>584.96</text:p>
          </table:table-cell>
          <table:table-cell table:style-name="ce1" table:formula="oooc:=[.E34]*10" office:value-type="float" office:value="693.8">
            <text:p>693.8</text:p>
          </table:table-cell>
          <table:table-cell table:number-columns-repeated="1019"/>
        </table:table-row>
        <table:table-row table:style-name="ro1">
          <table:table-cell office:value-type="string">
            <text:p>UDP 5K</text:p>
          </table:table-cell>
          <table:table-cell table:style-name="ce1" table:formula="oooc:=[.B35]*4" office:value-type="float" office:value="431.68">
            <text:p>431.68</text:p>
          </table:table-cell>
          <table:table-cell table:style-name="ce1" table:formula="oooc:=[.C35]*6" office:value-type="float" office:value="543.24">
            <text:p>543.24</text:p>
          </table:table-cell>
          <table:table-cell table:style-name="ce1" table:formula="oooc:=[.D35]*8" office:value-type="float" office:value="693.68">
            <text:p>693.68</text:p>
          </table:table-cell>
          <table:table-cell table:style-name="ce1" table:formula="oooc:=[.E35]*10" office:value-type="float" office:value="771.4">
            <text:p>771.4</text:p>
          </table:table-cell>
          <table:table-cell table:number-columns-repeated="1019"/>
        </table:table-row>
        <table:table-row table:style-name="ro1">
          <table:table-cell office:value-type="string">
            <text:p>TCP 5K</text:p>
          </table:table-cell>
          <table:table-cell table:style-name="ce1" table:formula="oooc:=[.B36]*4" office:value-type="float" office:value="358.56">
            <text:p>358.56</text:p>
          </table:table-cell>
          <table:table-cell table:style-name="ce1" table:formula="oooc:=[.C36]*6" office:value-type="float" office:value="504.24">
            <text:p>504.24</text:p>
          </table:table-cell>
          <table:table-cell table:style-name="ce1" table:formula="oooc:=[.D36]*8" office:value-type="float" office:value="674.24">
            <text:p>674.24</text:p>
          </table:table-cell>
          <table:table-cell table:style-name="ce1" table:formula="oooc:=[.E36]*10" office:value-type="float" office:value="814.1">
            <text:p>814.1</text:p>
          </table:table-cell>
          <table:table-cell table:number-columns-repeated="1019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ela" table:base-cell-address="$'4'.$A$35" table:cell-range-address="$'4'.$C$45:.$E$45"/>
      </table:named-expressions>
      <table:database-ranges>
        <table:database-range table:name="dddd" table:target-range-address="'4'.C45:'4'.E4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5">08/15/2008</text:date>, <text:time>15:1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meta:creation-date>2006-08-23T11:43:38</meta:creation-date>
    <dc:date>2008-08-15T15:17:05</dc:date>
    <dc:language>en-US</dc:language>
    <meta:editing-cycles>103</meta:editing-cycles>
    <meta:editing-duration>PT46H48M42S</meta:editing-duration>
    <meta:document-statistic meta:table-count="6" meta:cell-count="304" meta:object-count="12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0787696838379pt" style:font-family-asian="'Lucida Sans Unicode'" style:font-pitch-asian="variable" style:font-size-asian="14.0787696838379pt" style:font-family-complex="Tahoma" style:font-pitch-complex="variable" style:font-size-complex="14.0787696838379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.55723524093628pt" style:font-family-asian="'Lucida Sans Unicode'" style:font-pitch-asian="variable" style:font-size-asian="6.55723524093628pt" style:font-family-complex="Tahoma" style:font-pitch-complex="variable" style:font-size-complex="6.55723524093628pt"/>
    </style:style>
    <style:style style:name="ch4" style:family="chart">
      <style:chart-properties chart:symbol-type="automatic" chart:connect-bars="false" chart:spline-order="3" chart:series-source="rows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90000009536743pt" style:font-family-asian="'Lucida Sans Unicode'" style:font-pitch-asian="variable" style:font-size-asian="7.90000009536743pt" style:font-family-complex="Tahoma" style:font-pitch-complex="variable" style:font-size-complex="7.90000009536743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.73942279815674pt" style:font-family-asian="'Lucida Sans Unicode'" style:font-pitch-asian="variable" style:font-size-asian="9.73942279815674pt" style:font-family-complex="Tahoma" style:font-pitch-complex="variable" style:font-size-complex="9.73942279815674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90000009536743pt" style:font-family-asian="'Lucida Sans Unicode'" style:font-pitch-asian="variable" style:font-size-asian="7.90000009536743pt" style:font-family-complex="Tahoma" style:font-pitch-complex="variable" style:font-size-complex="7.90000009536743pt"/>
    </style:style>
    <style:style style:name="ch8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9.73942279815674pt" style:font-family-asian="'Lucida Sans Unicode'" style:font-pitch-asian="variable" style:font-size-asian="9.73942279815674pt" style:font-family-complex="Tahoma" style:font-pitch-complex="variable" style:font-size-complex="9.73942279815674pt"/>
    </style:style>
    <style:style style:name="ch9" style:family="chart">
      <style:chart-properties chart:symbol-type="automatic" chart:symbol-width="0.119cm" chart:symbol-height="0.119cm"/>
      <style:graphic-properties svg:stroke-color="#9999ff" draw:fill-color="#9999ff"/>
      <style:text-properties fo:font-family="Arial" style:font-family-generic="swiss" style:font-pitch="variable" fo:font-size="6.80000019073486pt" style:font-family-asian="'Lucida Sans Unicode'" style:font-pitch-asian="variable" style:font-size-asian="6.80000019073486pt" style:font-family-complex="Tahoma" style:font-pitch-complex="variable" style:font-size-complex="6.80000019073486pt"/>
    </style:style>
    <style:style style:name="ch10" style:family="chart">
      <style:chart-properties chart:symbol-type="automatic" chart:symbol-width="0.119cm" chart:symbol-height="0.119cm"/>
      <style:graphic-properties draw:stroke="solid" svg:stroke-width="0cm" svg:stroke-color="#993366" draw:fill-color="#993366"/>
      <style:text-properties fo:font-family="Arial" style:font-family-generic="swiss" style:font-pitch="variable" fo:font-size="6.80000019073486pt" style:font-family-asian="'Lucida Sans Unicode'" style:font-pitch-asian="variable" style:font-size-asian="6.80000019073486pt" style:font-family-complex="Tahoma" style:font-pitch-complex="variable" style:font-size-complex="6.80000019073486pt"/>
    </style:style>
    <style:style style:name="ch11" style:family="chart">
      <style:graphic-properties draw:stroke="none" draw:fill="solid" draw:fill-color="#ffffff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11.737cm" svg:height="7.617cm" chart:class="chart:line" chart:style-name="ch1">
        <chart:title svg:x="3.291cm" svg:y="0.15cm" chart:style-name="ch2">
          <text:p>Message rate 4 nodes</text:p>
        </chart:title>
        <chart:legend chart:legend-position="end" svg:x="10.329cm" svg:y="3.432cm" chart:style-name="ch3"/>
        <chart:plot-area chart:style-name="ch4" table:cell-range-address="'4'.C5:'4'.E7 '4'.B6:'4'.E7 '4'.B5:'4'.B5" chart:data-source-has-labels="both" svg:x="0.234cm" svg:y="1.006cm" svg:width="10.088cm" svg:height="6.459cm">
          <chart:axis chart:dimension="x" chart:name="primary-x" chart:style-name="ch5">
            <chart:title svg:x="5.028cm" svg:y="7.026cm" chart:style-name="ch6">
              <text:p>message size</text:p>
            </chart:title>
            <chart:categories table:cell-range-address="'4'.C5:'4'.E5"/>
          </chart:axis>
          <chart:axis chart:dimension="y" chart:name="primary-y" chart:style-name="ch7">
            <chart:title svg:x="0.234cm" svg:y="4.386cm" chart:style-name="ch8">
              <text:p>msgs/sec
</text:p>
            </chart:title>
          </chart:axis>
          <chart:series chart:style-name="ch9" chart:values-cell-range-address="'4'.C6:'4'.E6" chart:label-cell-address="'4'.B6:'4'.B6" chart:class="chart:line">
            <chart:data-point chart:repeated="3"/>
          </chart:series>
          <chart:series chart:style-name="ch10" chart:values-cell-range-address="'4'.C7:'4'.E7" chart:label-cell-address="'4'.B7:'4'.B7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4'.C5:'4'.E5">1K</text:p>
              </table:table-cell>
              <table:table-cell office:value-type="string">
                <text:p>2.5K</text:p>
              </table:table-cell>
              <table:table-cell office:value-type="string">
                <text:p>5K</text:p>
              </table:table-cell>
            </table:table-row>
          </table:table-header-rows>
          <table:table-rows>
            <table:table-row>
              <table:table-cell office:value-type="string">
                <text:p text:id="'4'.B6:'4'.B6">udp.xml</text:p>
              </table:table-cell>
              <table:table-cell office:value-type="float" office:value="56273">
                <text:p text:id="'4'.C6:'4'.E6">56273</text:p>
              </table:table-cell>
              <table:table-cell office:value-type="float" office:value="37694">
                <text:p>37694</text:p>
              </table:table-cell>
              <table:table-cell office:value-type="float" office:value="21585">
                <text:p>21585</text:p>
              </table:table-cell>
            </table:table-row>
            <table:table-row>
              <table:table-cell office:value-type="string">
                <text:p text:id="'4'.B7:'4'.B7">tcp.xml</text:p>
              </table:table-cell>
              <table:table-cell office:value-type="float" office:value="49348">
                <text:p text:id="'4'.C7:'4'.E7">49348</text:p>
              </table:table-cell>
              <table:table-cell office:value-type="float" office:value="31763">
                <text:p>31763</text:p>
              </table:table-cell>
              <table:table-cell office:value-type="float" office:value="17907">
                <text:p>179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4.54cm" svg:height="9.079cm" chart:class="chart:line" chart:style-name="ch1">
        <chart:title svg:x="5.076cm" svg:y="0.181cm" chart:style-name="ch2">
          <text:p>Scalability throughput</text:p>
        </chart:title>
        <chart:legend chart:legend-position="end" svg:x="12.344cm" svg:y="3.272cm" chart:style-name="ch3"/>
        <chart:plot-area chart:style-name="ch4" table:cell-range-address="Scalability.B30:Scalability.E36 Scalability.A31:Scalability.E36 Scalability.A30:Scalability.A30" chart:data-source-has-labels="both" svg:x="0.379cm" svg:y="0.876cm" svg:width="11.675cm" svg:height="7.859cm">
          <chart:axis chart:dimension="x" chart:name="primary-x" chart:style-name="ch5">
            <chart:title svg:x="6.049cm" svg:y="8.359cm" chart:style-name="ch6">
              <text:p>Nodes</text:p>
            </chart:title>
            <chart:categories table:cell-range-address="Scalability.B30:Scalability.E30"/>
          </chart:axis>
          <chart:axis chart:dimension="y" chart:name="primary-y" chart:style-name="ch5">
            <chart:title svg:x="0.292cm" svg:y="6.361cm" chart:style-name="ch7">
              <text:p>Throughput (MB/sec/node)</text:p>
            </chart:title>
          </chart:axis>
          <chart:series chart:style-name="ch8" chart:values-cell-range-address="Scalability.B31:Scalability.E31" chart:label-cell-address="Scalability.A31:Scalability.A31" chart:class="chart:line">
            <chart:data-point chart:repeated="4"/>
          </chart:series>
          <chart:series chart:style-name="ch9" chart:values-cell-range-address="Scalability.B32:Scalability.E32" chart:label-cell-address="Scalability.A32:Scalability.A32" chart:class="chart:line">
            <chart:data-point chart:repeated="4"/>
          </chart:series>
          <chart:series chart:style-name="ch10" chart:values-cell-range-address="Scalability.B33:Scalability.E33" chart:label-cell-address="Scalability.A33:Scalability.A33" chart:class="chart:line">
            <chart:data-point chart:repeated="4"/>
          </chart:series>
          <chart:series chart:style-name="ch11" chart:values-cell-range-address="Scalability.B34:Scalability.E34" chart:label-cell-address="Scalability.A34:Scalability.A34" chart:class="chart:line">
            <chart:data-point chart:repeated="4"/>
          </chart:series>
          <chart:series chart:style-name="ch12" chart:values-cell-range-address="Scalability.B35:Scalability.E35" chart:label-cell-address="Scalability.A35:Scalability.A35" chart:class="chart:line">
            <chart:data-point chart:repeated="4"/>
          </chart:series>
          <chart:series chart:style-name="ch13" chart:values-cell-range-address="Scalability.B36:Scalability.E36" chart:label-cell-address="Scalability.A36:Scalability.A36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calability.B30:Scalability.E30">4</text:p>
              </table:table-cell>
              <table:table-cell office:value-type="string">
                <text:p>6</text:p>
              </table:table-cell>
              <table:table-cell office:value-type="string">
                <text:p>8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 text:id="Scalability.A31:Scalability.A31">UDP 1K</text:p>
              </table:table-cell>
              <table:table-cell office:value-type="float" office:value="56.27">
                <text:p text:id="Scalability.B31:Scalability.E31">56.27</text:p>
              </table:table-cell>
              <table:table-cell office:value-type="float" office:value="52.04">
                <text:p>52.04</text:p>
              </table:table-cell>
              <table:table-cell office:value-type="float" office:value="50.61">
                <text:p>50.61</text:p>
              </table:table-cell>
              <table:table-cell office:value-type="float" office:value="51.37">
                <text:p>51.37</text:p>
              </table:table-cell>
            </table:table-row>
            <table:table-row>
              <table:table-cell office:value-type="string">
                <text:p text:id="Scalability.A32:Scalability.A32">TCP 1K</text:p>
              </table:table-cell>
              <table:table-cell office:value-type="float" office:value="49.35">
                <text:p text:id="Scalability.B32:Scalability.E32">49.35</text:p>
              </table:table-cell>
              <table:table-cell office:value-type="float" office:value="44.66">
                <text:p>44.66</text:p>
              </table:table-cell>
              <table:table-cell office:value-type="float" office:value="42.68">
                <text:p>42.68</text:p>
              </table:table-cell>
              <table:table-cell office:value-type="float" office:value="34.66">
                <text:p>34.66</text:p>
              </table:table-cell>
            </table:table-row>
            <table:table-row>
              <table:table-cell office:value-type="string">
                <text:p text:id="Scalability.A33:Scalability.A33">UDP 2.5K</text:p>
              </table:table-cell>
              <table:table-cell office:value-type="float" office:value="94.24">
                <text:p text:id="Scalability.B33:Scalability.E33">94.24</text:p>
              </table:table-cell>
              <table:table-cell office:value-type="float" office:value="76.31">
                <text:p>76.31</text:p>
              </table:table-cell>
              <table:table-cell office:value-type="float" office:value="73.64">
                <text:p>73.64</text:p>
              </table:table-cell>
              <table:table-cell office:value-type="float" office:value="65.53">
                <text:p>65.53</text:p>
              </table:table-cell>
            </table:table-row>
            <table:table-row>
              <table:table-cell office:value-type="string">
                <text:p text:id="Scalability.A34:Scalability.A34">TCP 2.5K</text:p>
              </table:table-cell>
              <table:table-cell office:value-type="float" office:value="79.41">
                <text:p text:id="Scalability.B34:Scalability.E34">79.41</text:p>
              </table:table-cell>
              <table:table-cell office:value-type="float" office:value="77.51">
                <text:p>77.51</text:p>
              </table:table-cell>
              <table:table-cell office:value-type="float" office:value="73.12">
                <text:p>73.12</text:p>
              </table:table-cell>
              <table:table-cell office:value-type="float" office:value="69.38">
                <text:p>69.38</text:p>
              </table:table-cell>
            </table:table-row>
            <table:table-row>
              <table:table-cell office:value-type="string">
                <text:p text:id="Scalability.A35:Scalability.A35">UDP 5K</text:p>
              </table:table-cell>
              <table:table-cell office:value-type="float" office:value="107.92">
                <text:p text:id="Scalability.B35:Scalability.E35">107.92</text:p>
              </table:table-cell>
              <table:table-cell office:value-type="float" office:value="90.54">
                <text:p>90.54</text:p>
              </table:table-cell>
              <table:table-cell office:value-type="float" office:value="86.71">
                <text:p>86.71</text:p>
              </table:table-cell>
              <table:table-cell office:value-type="float" office:value="77.14">
                <text:p>77.14</text:p>
              </table:table-cell>
            </table:table-row>
            <table:table-row>
              <table:table-cell office:value-type="string">
                <text:p text:id="Scalability.A36:Scalability.A36">TCP 5K</text:p>
              </table:table-cell>
              <table:table-cell office:value-type="float" office:value="89.64">
                <text:p text:id="Scalability.B36:Scalability.E36">89.64</text:p>
              </table:table-cell>
              <table:table-cell office:value-type="float" office:value="84.04">
                <text:p>84.04</text:p>
              </table:table-cell>
              <table:table-cell office:value-type="float" office:value="84.28">
                <text:p>84.28</text:p>
              </table:table-cell>
              <table:table-cell office:value-type="float" office:value="81.41">
                <text:p>81.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4.133cm" svg:height="9.542cm" chart:class="chart:line" chart:style-name="ch1">
        <chart:title svg:x="4.359cm" svg:y="0.19cm" chart:style-name="ch2">
          <text:p>Cluster wide message rate</text:p>
        </chart:title>
        <chart:legend chart:legend-position="end" svg:x="11.945cm" svg:y="3.504cm" chart:style-name="ch3"/>
        <chart:plot-area chart:style-name="ch4" table:cell-range-address="Scalability_Clusterwide.A15:Scalability_Clusterwide.E21" chart:data-source-has-labels="both" svg:x="0.893cm" svg:y="0.85cm" svg:width="11.298cm" svg:height="8.275cm">
          <chart:axis chart:dimension="x" chart:name="primary-x" chart:style-name="ch5">
            <chart:title svg:x="6.398cm" svg:y="8.756cm" chart:style-name="ch6">
              <text:p>nodes</text:p>
            </chart:title>
            <chart:categories table:cell-range-address="Scalability_Clusterwide.B15:Scalability_Clusterwide.E15"/>
          </chart:axis>
          <chart:axis chart:dimension="y" chart:name="primary-y" chart:style-name="ch5">
            <chart:title svg:x="0.812cm" svg:y="6.183cm" chart:style-name="ch7">
              <text:p>messages/sec/cluster</text:p>
            </chart:title>
          </chart:axis>
          <chart:series chart:style-name="ch8" chart:values-cell-range-address="Scalability_Clusterwide.B16:Scalability_Clusterwide.E16" chart:label-cell-address="Scalability_Clusterwide.A16:Scalability_Clusterwide.A16" chart:class="chart:line">
            <chart:data-point chart:repeated="4"/>
          </chart:series>
          <chart:series chart:style-name="ch9" chart:values-cell-range-address="Scalability_Clusterwide.B17:Scalability_Clusterwide.E17" chart:label-cell-address="Scalability_Clusterwide.A17:Scalability_Clusterwide.A17" chart:class="chart:line">
            <chart:data-point chart:repeated="4"/>
          </chart:series>
          <chart:series chart:style-name="ch10" chart:values-cell-range-address="Scalability_Clusterwide.B18:Scalability_Clusterwide.E18" chart:label-cell-address="Scalability_Clusterwide.A18:Scalability_Clusterwide.A18" chart:class="chart:line">
            <chart:data-point chart:repeated="4"/>
          </chart:series>
          <chart:series chart:style-name="ch11" chart:values-cell-range-address="Scalability_Clusterwide.B19:Scalability_Clusterwide.E19" chart:label-cell-address="Scalability_Clusterwide.A19:Scalability_Clusterwide.A19" chart:class="chart:line">
            <chart:data-point chart:repeated="4"/>
          </chart:series>
          <chart:series chart:style-name="ch12" chart:values-cell-range-address="Scalability_Clusterwide.B20:Scalability_Clusterwide.E20" chart:label-cell-address="Scalability_Clusterwide.A20:Scalability_Clusterwide.A20" chart:class="chart:line">
            <chart:data-point chart:repeated="4"/>
          </chart:series>
          <chart:series chart:style-name="ch13" chart:values-cell-range-address="Scalability_Clusterwide.B21:Scalability_Clusterwide.E21" chart:label-cell-address="Scalability_Clusterwide.A21:Scalability_Clusterwide.A2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calability_Clusterwide.B15:Scalability_Clusterwide.E15">4</text:p>
              </table:table-cell>
              <table:table-cell office:value-type="string">
                <text:p>6</text:p>
              </table:table-cell>
              <table:table-cell office:value-type="string">
                <text:p>8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 text:id="Scalability_Clusterwide.A16:Scalability_Clusterwide.A16">UDP 1K</text:p>
              </table:table-cell>
              <table:table-cell office:value-type="float" office:value="225092">
                <text:p text:id="Scalability_Clusterwide.B16:Scalability_Clusterwide.E16">225092</text:p>
              </table:table-cell>
              <table:table-cell office:value-type="float" office:value="312246">
                <text:p>312246</text:p>
              </table:table-cell>
              <table:table-cell office:value-type="float" office:value="404880">
                <text:p>404880</text:p>
              </table:table-cell>
              <table:table-cell office:value-type="float" office:value="513660">
                <text:p>513660</text:p>
              </table:table-cell>
            </table:table-row>
            <table:table-row>
              <table:table-cell office:value-type="string">
                <text:p text:id="Scalability_Clusterwide.A17:Scalability_Clusterwide.A17">TCP 1K</text:p>
              </table:table-cell>
              <table:table-cell office:value-type="float" office:value="197392">
                <text:p text:id="Scalability_Clusterwide.B17:Scalability_Clusterwide.E17">197392</text:p>
              </table:table-cell>
              <table:table-cell office:value-type="float" office:value="267936">
                <text:p>267936</text:p>
              </table:table-cell>
              <table:table-cell office:value-type="float" office:value="341456">
                <text:p>341456</text:p>
              </table:table-cell>
              <table:table-cell office:value-type="float" office:value="346620">
                <text:p>346620</text:p>
              </table:table-cell>
            </table:table-row>
            <table:table-row>
              <table:table-cell office:value-type="string">
                <text:p text:id="Scalability_Clusterwide.A18:Scalability_Clusterwide.A18">UDP 2.5K</text:p>
              </table:table-cell>
              <table:table-cell office:value-type="float" office:value="150776">
                <text:p text:id="Scalability_Clusterwide.B18:Scalability_Clusterwide.E18">150776</text:p>
              </table:table-cell>
              <table:table-cell office:value-type="float" office:value="183150">
                <text:p>183150</text:p>
              </table:table-cell>
              <table:table-cell office:value-type="float" office:value="235632">
                <text:p>235632</text:p>
              </table:table-cell>
              <table:table-cell office:value-type="float" office:value="262130">
                <text:p>262130</text:p>
              </table:table-cell>
            </table:table-row>
            <table:table-row>
              <table:table-cell office:value-type="string">
                <text:p text:id="Scalability_Clusterwide.A19:Scalability_Clusterwide.A19">TCP 2.5K</text:p>
              </table:table-cell>
              <table:table-cell office:value-type="float" office:value="127052">
                <text:p text:id="Scalability_Clusterwide.B19:Scalability_Clusterwide.E19">127052</text:p>
              </table:table-cell>
              <table:table-cell office:value-type="float" office:value="186018">
                <text:p>186018</text:p>
              </table:table-cell>
              <table:table-cell office:value-type="float" office:value="233976">
                <text:p>233976</text:p>
              </table:table-cell>
              <table:table-cell office:value-type="float" office:value="277540">
                <text:p>277540</text:p>
              </table:table-cell>
            </table:table-row>
            <table:table-row>
              <table:table-cell office:value-type="string">
                <text:p text:id="Scalability_Clusterwide.A20:Scalability_Clusterwide.A20">UDP 5K</text:p>
              </table:table-cell>
              <table:table-cell office:value-type="float" office:value="86340">
                <text:p text:id="Scalability_Clusterwide.B20:Scalability_Clusterwide.E20">86340</text:p>
              </table:table-cell>
              <table:table-cell office:value-type="float" office:value="108654">
                <text:p>108654</text:p>
              </table:table-cell>
              <table:table-cell office:value-type="float" office:value="138736">
                <text:p>138736</text:p>
              </table:table-cell>
              <table:table-cell office:value-type="float" office:value="154280">
                <text:p>154280</text:p>
              </table:table-cell>
            </table:table-row>
            <table:table-row>
              <table:table-cell office:value-type="string">
                <text:p text:id="Scalability_Clusterwide.A21:Scalability_Clusterwide.A21">TCP 5K</text:p>
              </table:table-cell>
              <table:table-cell office:value-type="float" office:value="71628">
                <text:p text:id="Scalability_Clusterwide.B21:Scalability_Clusterwide.E21">71628</text:p>
              </table:table-cell>
              <table:table-cell office:value-type="float" office:value="100854">
                <text:p>100854</text:p>
              </table:table-cell>
              <table:table-cell office:value-type="float" office:value="134472">
                <text:p>134472</text:p>
              </table:table-cell>
              <table:table-cell office:value-type="float" office:value="162820">
                <text:p>16282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4.59cm" svg:height="9.8cm" chart:class="chart:line" chart:style-name="ch1">
        <chart:title svg:x="4.883cm" svg:y="0.196cm" chart:style-name="ch2">
          <text:p>Cluster wide throughput</text:p>
        </chart:title>
        <chart:legend chart:legend-position="end" svg:x="12.393cm" svg:y="3.633cm" chart:style-name="ch3"/>
        <chart:plot-area chart:style-name="ch4" table:cell-range-address="Scalability_Clusterwide.A39:Scalability_Clusterwide.E45" chart:data-source-has-labels="both" svg:x="0.381cm" svg:y="0.907cm" svg:width="11.721cm" svg:height="8.505cm">
          <chart:axis chart:dimension="x" chart:name="primary-x" chart:style-name="ch5">
            <chart:title svg:x="6.098cm" svg:y="9.049cm" chart:style-name="ch6">
              <text:p>nodes</text:p>
            </chart:title>
            <chart:categories table:cell-range-address="Scalability_Clusterwide.B39:Scalability_Clusterwide.E39"/>
          </chart:axis>
          <chart:axis chart:dimension="y" chart:name="primary-y" chart:style-name="ch5">
            <chart:title svg:x="0.292cm" svg:y="5.893cm" chart:style-name="ch7">
              <text:p>MB/sec/cluster</text:p>
            </chart:title>
          </chart:axis>
          <chart:series chart:style-name="ch8" chart:values-cell-range-address="Scalability_Clusterwide.B40:Scalability_Clusterwide.E40" chart:label-cell-address="Scalability_Clusterwide.A40:Scalability_Clusterwide.A40" chart:class="chart:line">
            <chart:data-point chart:repeated="4"/>
          </chart:series>
          <chart:series chart:style-name="ch9" chart:values-cell-range-address="Scalability_Clusterwide.B41:Scalability_Clusterwide.E41" chart:label-cell-address="Scalability_Clusterwide.A41:Scalability_Clusterwide.A41" chart:class="chart:line">
            <chart:data-point chart:repeated="4"/>
          </chart:series>
          <chart:series chart:style-name="ch10" chart:values-cell-range-address="Scalability_Clusterwide.B42:Scalability_Clusterwide.E42" chart:label-cell-address="Scalability_Clusterwide.A42:Scalability_Clusterwide.A42" chart:class="chart:line">
            <chart:data-point chart:repeated="4"/>
          </chart:series>
          <chart:series chart:style-name="ch11" chart:values-cell-range-address="Scalability_Clusterwide.B43:Scalability_Clusterwide.E43" chart:label-cell-address="Scalability_Clusterwide.A43:Scalability_Clusterwide.A43" chart:class="chart:line">
            <chart:data-point chart:repeated="4"/>
          </chart:series>
          <chart:series chart:style-name="ch12" chart:values-cell-range-address="Scalability_Clusterwide.B44:Scalability_Clusterwide.E44" chart:label-cell-address="Scalability_Clusterwide.A44:Scalability_Clusterwide.A44" chart:class="chart:line">
            <chart:data-point chart:repeated="4"/>
          </chart:series>
          <chart:series chart:style-name="ch13" chart:values-cell-range-address="Scalability_Clusterwide.B45:Scalability_Clusterwide.E45" chart:label-cell-address="Scalability_Clusterwide.A45:Scalability_Clusterwide.A45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calability_Clusterwide.B39:Scalability_Clusterwide.E39">4</text:p>
              </table:table-cell>
              <table:table-cell office:value-type="string">
                <text:p>6</text:p>
              </table:table-cell>
              <table:table-cell office:value-type="string">
                <text:p>8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 text:id="Scalability_Clusterwide.A40:Scalability_Clusterwide.A40">UDP 1K</text:p>
              </table:table-cell>
              <table:table-cell office:value-type="float" office:value="225.08">
                <text:p text:id="Scalability_Clusterwide.B40:Scalability_Clusterwide.E40">225.08</text:p>
              </table:table-cell>
              <table:table-cell office:value-type="float" office:value="312.24">
                <text:p>312.24</text:p>
              </table:table-cell>
              <table:table-cell office:value-type="float" office:value="404.88">
                <text:p>404.88</text:p>
              </table:table-cell>
              <table:table-cell office:value-type="float" office:value="513.7">
                <text:p>513.7</text:p>
              </table:table-cell>
            </table:table-row>
            <table:table-row>
              <table:table-cell office:value-type="string">
                <text:p text:id="Scalability_Clusterwide.A41:Scalability_Clusterwide.A41">TCP 1K</text:p>
              </table:table-cell>
              <table:table-cell office:value-type="float" office:value="197.4">
                <text:p text:id="Scalability_Clusterwide.B41:Scalability_Clusterwide.E41">197.4</text:p>
              </table:table-cell>
              <table:table-cell office:value-type="float" office:value="267.96">
                <text:p>267.96</text:p>
              </table:table-cell>
              <table:table-cell office:value-type="float" office:value="341.44">
                <text:p>341.44</text:p>
              </table:table-cell>
              <table:table-cell office:value-type="float" office:value="346.6">
                <text:p>346.6</text:p>
              </table:table-cell>
            </table:table-row>
            <table:table-row>
              <table:table-cell office:value-type="string">
                <text:p text:id="Scalability_Clusterwide.A42:Scalability_Clusterwide.A42">UDP 2.5K</text:p>
              </table:table-cell>
              <table:table-cell office:value-type="float" office:value="376.96">
                <text:p text:id="Scalability_Clusterwide.B42:Scalability_Clusterwide.E42">376.96</text:p>
              </table:table-cell>
              <table:table-cell office:value-type="float" office:value="457.86">
                <text:p>457.86</text:p>
              </table:table-cell>
              <table:table-cell office:value-type="float" office:value="589.12">
                <text:p>589.12</text:p>
              </table:table-cell>
              <table:table-cell office:value-type="float" office:value="655.3">
                <text:p>655.3</text:p>
              </table:table-cell>
            </table:table-row>
            <table:table-row>
              <table:table-cell office:value-type="string">
                <text:p text:id="Scalability_Clusterwide.A43:Scalability_Clusterwide.A43">TCP 2.5K</text:p>
              </table:table-cell>
              <table:table-cell office:value-type="float" office:value="317.64">
                <text:p text:id="Scalability_Clusterwide.B43:Scalability_Clusterwide.E43">317.64</text:p>
              </table:table-cell>
              <table:table-cell office:value-type="float" office:value="465.06">
                <text:p>465.06</text:p>
              </table:table-cell>
              <table:table-cell office:value-type="float" office:value="584.96">
                <text:p>584.96</text:p>
              </table:table-cell>
              <table:table-cell office:value-type="float" office:value="693.8">
                <text:p>693.8</text:p>
              </table:table-cell>
            </table:table-row>
            <table:table-row>
              <table:table-cell office:value-type="string">
                <text:p text:id="Scalability_Clusterwide.A44:Scalability_Clusterwide.A44">UDP 5K</text:p>
              </table:table-cell>
              <table:table-cell office:value-type="float" office:value="431.68">
                <text:p text:id="Scalability_Clusterwide.B44:Scalability_Clusterwide.E44">431.68</text:p>
              </table:table-cell>
              <table:table-cell office:value-type="float" office:value="543.24">
                <text:p>543.24</text:p>
              </table:table-cell>
              <table:table-cell office:value-type="float" office:value="693.68">
                <text:p>693.68</text:p>
              </table:table-cell>
              <table:table-cell office:value-type="float" office:value="771.4">
                <text:p>771.4</text:p>
              </table:table-cell>
            </table:table-row>
            <table:table-row>
              <table:table-cell office:value-type="string">
                <text:p text:id="Scalability_Clusterwide.A45:Scalability_Clusterwide.A45">TCP 5K</text:p>
              </table:table-cell>
              <table:table-cell office:value-type="float" office:value="358.56">
                <text:p text:id="Scalability_Clusterwide.B45:Scalability_Clusterwide.E45">358.56</text:p>
              </table:table-cell>
              <table:table-cell office:value-type="float" office:value="504.24">
                <text:p>504.24</text:p>
              </table:table-cell>
              <table:table-cell office:value-type="float" office:value="674.24">
                <text:p>674.24</text:p>
              </table:table-cell>
              <table:table-cell office:value-type="float" office:value="814.1">
                <text:p>814.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6945104598999pt" style:font-family-asian="'Lucida Sans Unicode'" style:font-pitch-asian="variable" style:font-size-asian="14.6945104598999pt" style:font-family-complex="Tahoma" style:font-pitch-complex="variable" style:font-size-complex="14.6945104598999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.76720857620239pt" style:font-family-asian="'Lucida Sans Unicode'" style:font-pitch-asian="variable" style:font-size-asian="6.76720857620239pt" style:font-family-complex="Tahoma" style:font-pitch-complex="variable" style:font-size-complex="6.76720857620239pt"/>
    </style:style>
    <style:style style:name="ch4" style:family="chart">
      <style:chart-properties chart:symbol-type="automatic" chart:connect-bars="false" chart:spline-order="3" chart:series-source="rows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9999980926514pt" style:font-family-asian="'Lucida Sans Unicode'" style:font-pitch-asian="variable" style:font-size-asian="8.19999980926514pt" style:font-family-complex="Tahoma" style:font-pitch-complex="variable" style:font-size-complex="8.19999980926514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0.1508131027222pt" style:font-family-asian="'Lucida Sans Unicode'" style:font-pitch-asian="variable" style:font-size-asian="10.1508131027222pt" style:font-family-complex="Tahoma" style:font-pitch-complex="variable" style:font-size-complex="10.1508131027222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9999980926514pt" style:font-family-asian="'Lucida Sans Unicode'" style:font-pitch-asian="variable" style:font-size-asian="8.19999980926514pt" style:font-family-complex="Tahoma" style:font-pitch-complex="variable" style:font-size-complex="8.19999980926514pt"/>
    </style:style>
    <style:style style:name="ch8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0.1508131027222pt" style:font-family-asian="'Lucida Sans Unicode'" style:font-pitch-asian="variable" style:font-size-asian="10.1508131027222pt" style:font-family-complex="Tahoma" style:font-pitch-complex="variable" style:font-size-complex="10.1508131027222pt"/>
    </style:style>
    <style:style style:name="ch9" style:family="chart">
      <style:chart-properties chart:symbol-type="automatic" chart:symbol-width="0.122cm" chart:symbol-height="0.122cm"/>
      <style:graphic-properties svg:stroke-color="#9999ff" draw:fill-color="#9999ff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10" style:family="chart">
      <style:chart-properties chart:symbol-type="automatic" chart:symbol-width="0.122cm" chart:symbol-height="0.122cm"/>
      <style:graphic-properties draw:stroke="solid" svg:stroke-width="0cm" svg:stroke-color="#993366" draw:fill-color="#993366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11" style:family="chart">
      <style:graphic-properties draw:stroke="none" draw:fill="solid" draw:fill-color="#ffffff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11.958cm" svg:height="7.907cm" chart:class="chart:line" chart:style-name="ch1">
        <chart:title svg:x="2.737cm" svg:y="0.156cm" chart:style-name="ch2">
          <text:p>Throughput 4 nodes</text:p>
        </chart:title>
        <chart:legend chart:legend-position="end" svg:x="10.56cm" svg:y="3.563cm" chart:style-name="ch3"/>
        <chart:plot-area chart:style-name="ch4" table:cell-range-address="'4'.C22:'4'.E24 '4'.B23:'4'.E24 '4'.B22:'4'.B22" chart:data-source-has-labels="both" svg:x="0.238cm" svg:y="1.212cm" svg:width="10.279cm" svg:height="6.698cm">
          <chart:axis chart:dimension="x" chart:name="primary-x" chart:style-name="ch5">
            <chart:title svg:x="4.818cm" svg:y="7.293cm" chart:style-name="ch6">
              <text:p>message size</text:p>
            </chart:title>
            <chart:categories table:cell-range-address="'4'.C22:'4'.E22"/>
          </chart:axis>
          <chart:axis chart:dimension="y" chart:name="primary-y" chart:style-name="ch7">
            <chart:title svg:x="0.239cm" svg:y="5.598cm" chart:style-name="ch8">
              <text:p>throughput (MB/sec)</text:p>
            </chart:title>
          </chart:axis>
          <chart:series chart:style-name="ch9" chart:values-cell-range-address="'4'.C23:'4'.E23" chart:label-cell-address="'4'.B23:'4'.B23" chart:class="chart:line">
            <chart:data-point chart:repeated="3"/>
          </chart:series>
          <chart:series chart:style-name="ch10" chart:values-cell-range-address="'4'.C24:'4'.E24" chart:label-cell-address="'4'.B24:'4'.B24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4'.C22:'4'.E22">1K</text:p>
              </table:table-cell>
              <table:table-cell office:value-type="string">
                <text:p>2.5K</text:p>
              </table:table-cell>
              <table:table-cell office:value-type="string">
                <text:p>5K</text:p>
              </table:table-cell>
            </table:table-row>
          </table:table-header-rows>
          <table:table-rows>
            <table:table-row>
              <table:table-cell office:value-type="string">
                <text:p text:id="'4'.B23:'4'.B23">udp.xml</text:p>
              </table:table-cell>
              <table:table-cell office:value-type="float" office:value="56.27">
                <text:p text:id="'4'.C23:'4'.E23">56.27</text:p>
              </table:table-cell>
              <table:table-cell office:value-type="float" office:value="94.24">
                <text:p>94.24</text:p>
              </table:table-cell>
              <table:table-cell office:value-type="float" office:value="107.92">
                <text:p>107.92</text:p>
              </table:table-cell>
            </table:table-row>
            <table:table-row>
              <table:table-cell office:value-type="string">
                <text:p text:id="'4'.B24:'4'.B24">tcp.xml</text:p>
              </table:table-cell>
              <table:table-cell office:value-type="float" office:value="49.35">
                <text:p text:id="'4'.C24:'4'.E24">49.35</text:p>
              </table:table-cell>
              <table:table-cell office:value-type="float" office:value="79.41">
                <text:p>79.41</text:p>
              </table:table-cell>
              <table:table-cell office:value-type="float" office:value="89.64">
                <text:p>89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897cm" svg:height="8.224cm" chart:class="chart:line" chart:style-name="ch1">
        <chart:title svg:x="4.064cm" svg:y="0.164cm" chart:style-name="ch2">
          <text:p>Message rate 10 nodes</text:p>
        </chart:title>
        <chart:legend chart:legend-position="end" svg:x="11.016cm" svg:y="3.627cm" chart:style-name="ch3"/>
        <chart:plot-area chart:style-name="ch4" table:cell-range-address="'10'.C5:'10'.E7 '10'.B6:'10'.E7 '10'.B5:'10'.B5" chart:data-source-has-labels="both" svg:x="0.313cm" svg:y="0.843cm" svg:width="10.446cm" svg:height="7.089cm">
          <chart:axis chart:dimension="x" chart:name="primary-x" chart:style-name="ch5">
            <chart:title svg:x="4.88cm" svg:y="7.539cm" chart:style-name="ch6">
              <text:p>message size</text:p>
            </chart:title>
            <chart:categories table:cell-range-address="'10'.C5:'10'.E5"/>
          </chart:axis>
          <chart:axis chart:dimension="y" chart:name="primary-y" chart:style-name="ch5">
            <chart:title svg:x="0.26cm" svg:y="5.172cm" chart:style-name="ch7">
              <text:p>messages / sec</text:p>
            </chart:title>
          </chart:axis>
          <chart:series chart:style-name="ch8" chart:values-cell-range-address="'10'.C6:'10'.E6" chart:label-cell-address="'10'.B6:'10'.B6" chart:class="chart:line">
            <chart:data-point chart:repeated="3"/>
          </chart:series>
          <chart:series chart:style-name="ch9" chart:values-cell-range-address="'10'.C7:'10'.E7" chart:label-cell-address="'10'.B7:'10'.B7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10'.C5:'10'.E5">1K</text:p>
              </table:table-cell>
              <table:table-cell office:value-type="string">
                <text:p>2.5K</text:p>
              </table:table-cell>
              <table:table-cell office:value-type="string">
                <text:p>5K</text:p>
              </table:table-cell>
            </table:table-row>
          </table:table-header-rows>
          <table:table-rows>
            <table:table-row>
              <table:table-cell office:value-type="string">
                <text:p text:id="'10'.B6:'10'.B6">udp.xml</text:p>
              </table:table-cell>
              <table:table-cell office:value-type="float" office:value="51366">
                <text:p text:id="'10'.C6:'10'.E6">51366</text:p>
              </table:table-cell>
              <table:table-cell office:value-type="float" office:value="26213">
                <text:p>26213</text:p>
              </table:table-cell>
              <table:table-cell office:value-type="float" office:value="15428">
                <text:p>15428</text:p>
              </table:table-cell>
            </table:table-row>
            <table:table-row>
              <table:table-cell office:value-type="string">
                <text:p text:id="'10'.B7:'10'.B7">tcp.xml</text:p>
              </table:table-cell>
              <table:table-cell office:value-type="float" office:value="34662">
                <text:p text:id="'10'.C7:'10'.E7">34662</text:p>
              </table:table-cell>
              <table:table-cell office:value-type="float" office:value="27754">
                <text:p>27754</text:p>
              </table:table-cell>
              <table:table-cell office:value-type="float" office:value="16282">
                <text:p>162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947cm" svg:height="8.725cm" chart:class="chart:line" chart:style-name="ch1">
        <chart:title svg:x="3.344cm" svg:y="0.174cm" chart:style-name="ch2">
          <text:p>Throughput for 10 node cluster</text:p>
        </chart:title>
        <chart:legend chart:legend-position="end" svg:x="11.065cm" svg:y="3.877cm" chart:style-name="ch3"/>
        <chart:plot-area chart:style-name="ch4" table:cell-range-address="'10'.C21:'10'.E23 '10'.B22:'10'.E23 '10'.B21:'10'.B21" chart:data-source-has-labels="both" svg:x="0.315cm" svg:y="0.863cm" svg:width="10.492cm" svg:height="7.54cm">
          <chart:axis chart:dimension="x" chart:name="primary-x" chart:style-name="ch5">
            <chart:title svg:x="4.905cm" svg:y="8.019cm" chart:style-name="ch6">
              <text:p>message size</text:p>
            </chart:title>
            <chart:categories table:cell-range-address="'10'.C21:'10'.E21"/>
          </chart:axis>
          <chart:axis chart:dimension="y" chart:name="primary-y" chart:style-name="ch5">
            <chart:title svg:x="0.26cm" svg:y="5.752cm" chart:style-name="ch7">
              <text:p>throughput (MB/sec)</text:p>
            </chart:title>
          </chart:axis>
          <chart:series chart:style-name="ch8" chart:values-cell-range-address="'10'.C22:'10'.E22" chart:label-cell-address="'10'.B22:'10'.B22" chart:class="chart:line">
            <chart:data-point chart:repeated="3"/>
          </chart:series>
          <chart:series chart:style-name="ch9" chart:values-cell-range-address="'10'.C23:'10'.E23" chart:label-cell-address="'10'.B23:'10'.B23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10'.C21:'10'.E21">1K</text:p>
              </table:table-cell>
              <table:table-cell office:value-type="string">
                <text:p>2.5K</text:p>
              </table:table-cell>
              <table:table-cell office:value-type="string">
                <text:p>5K</text:p>
              </table:table-cell>
            </table:table-row>
          </table:table-header-rows>
          <table:table-rows>
            <table:table-row>
              <table:table-cell office:value-type="string">
                <text:p text:id="'10'.B22:'10'.B22">udp.xml</text:p>
              </table:table-cell>
              <table:table-cell office:value-type="float" office:value="51.37">
                <text:p text:id="'10'.C22:'10'.E22">51.37</text:p>
              </table:table-cell>
              <table:table-cell office:value-type="float" office:value="65.53">
                <text:p>65.53</text:p>
              </table:table-cell>
              <table:table-cell office:value-type="float" office:value="77.14">
                <text:p>77.14</text:p>
              </table:table-cell>
            </table:table-row>
            <table:table-row>
              <table:table-cell office:value-type="string">
                <text:p text:id="'10'.B23:'10'.B23">tcp.xml</text:p>
              </table:table-cell>
              <table:table-cell office:value-type="float" office:value="34.66">
                <text:p text:id="'10'.C23:'10'.E23">34.66</text:p>
              </table:table-cell>
              <table:table-cell office:value-type="float" office:value="69.38">
                <text:p>69.38</text:p>
              </table:table-cell>
              <table:table-cell office:value-type="float" office:value="81.41">
                <text:p>81.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7946281433105pt" style:font-family-asian="'Lucida Sans Unicode'" style:font-pitch-asian="variable" style:font-size-asian="14.7946281433105pt" style:font-family-complex="Tahoma" style:font-pitch-complex="variable" style:font-size-complex="14.79462814331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.7687840461731pt" style:font-family-asian="'Lucida Sans Unicode'" style:font-pitch-asian="variable" style:font-size-asian="6.7687840461731pt" style:font-family-complex="Tahoma" style:font-pitch-complex="variable" style:font-size-complex="6.7687840461731pt"/>
    </style:style>
    <style:style style:name="ch4" style:family="chart">
      <style:chart-properties chart:symbol-type="automatic" chart:connect-bars="false" chart:spline-order="3" chart:series-source="rows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0000038146973pt" style:font-family-asian="'Lucida Sans Unicode'" style:font-pitch-asian="variable" style:font-size-asian="8.10000038146973pt" style:font-family-complex="Tahoma" style:font-pitch-complex="variable" style:font-size-complex="8.10000038146973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0.2498731613159pt" style:font-family-asian="'Lucida Sans Unicode'" style:font-pitch-asian="variable" style:font-size-asian="10.2498731613159pt" style:font-family-complex="Tahoma" style:font-pitch-complex="variable" style:font-size-complex="10.2498731613159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0000038146973pt" style:font-family-asian="'Lucida Sans Unicode'" style:font-pitch-asian="variable" style:font-size-asian="8.10000038146973pt" style:font-family-complex="Tahoma" style:font-pitch-complex="variable" style:font-size-complex="8.10000038146973pt"/>
    </style:style>
    <style:style style:name="ch8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0.2498731613159pt" style:font-family-asian="'Lucida Sans Unicode'" style:font-pitch-asian="variable" style:font-size-asian="10.2498731613159pt" style:font-family-complex="Tahoma" style:font-pitch-complex="variable" style:font-size-complex="10.2498731613159pt"/>
    </style:style>
    <style:style style:name="ch9" style:family="chart">
      <style:chart-properties chart:symbol-type="automatic" chart:symbol-width="0.122cm" chart:symbol-height="0.122cm"/>
      <style:graphic-properties svg:stroke-color="#9999ff" draw:fill-color="#9999ff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10" style:family="chart">
      <style:chart-properties chart:symbol-type="automatic" chart:symbol-width="0.122cm" chart:symbol-height="0.122cm"/>
      <style:graphic-properties draw:stroke="solid" svg:stroke-width="0cm" svg:stroke-color="#993366" draw:fill-color="#993366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11" style:family="chart">
      <style:graphic-properties draw:stroke="none" draw:fill="solid" draw:fill-color="#ffffff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11.647cm" svg:height="8.161cm" chart:class="chart:line" chart:style-name="ch1">
        <chart:title svg:x="3.121cm" svg:y="0.161cm" chart:style-name="ch2">
          <text:p>Message rate 6 nodes</text:p>
        </chart:title>
        <chart:legend chart:legend-position="end" svg:x="10.249cm" svg:y="3.502cm" chart:style-name="ch3"/>
        <chart:plot-area chart:style-name="ch4" table:cell-range-address="'6'.C6:'6'.E8 '6'.B7:'6'.E8 '6'.B6:'6'.B6" chart:data-source-has-labels="both" svg:x="0.232cm" svg:y="1.087cm" svg:width="9.788cm" svg:height="6.91cm">
          <chart:axis chart:dimension="x" chart:name="primary-x" chart:style-name="ch5">
            <chart:title svg:x="4.856cm" svg:y="7.545cm" chart:style-name="ch6">
              <text:p>message size</text:p>
            </chart:title>
            <chart:categories table:cell-range-address="'6'.C6:'6'.E6"/>
          </chart:axis>
          <chart:axis chart:dimension="y" chart:name="primary-y" chart:style-name="ch7">
            <chart:title svg:x="0.235cm" svg:y="4.726cm" chart:style-name="ch8">
              <text:p>msgs/sec</text:p>
            </chart:title>
          </chart:axis>
          <chart:series chart:style-name="ch9" chart:values-cell-range-address="'6'.C7:'6'.E7" chart:label-cell-address="'6'.B7:'6'.B7" chart:class="chart:line">
            <chart:data-point chart:repeated="3"/>
          </chart:series>
          <chart:series chart:style-name="ch10" chart:values-cell-range-address="'6'.C8:'6'.E8" chart:label-cell-address="'6'.B8:'6'.B8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6'.C6:'6'.E6">1K</text:p>
              </table:table-cell>
              <table:table-cell office:value-type="string">
                <text:p>2.5K</text:p>
              </table:table-cell>
              <table:table-cell office:value-type="string">
                <text:p>5K</text:p>
              </table:table-cell>
            </table:table-row>
          </table:table-header-rows>
          <table:table-rows>
            <table:table-row>
              <table:table-cell office:value-type="string">
                <text:p text:id="'6'.B7:'6'.B7">udp.xml</text:p>
              </table:table-cell>
              <table:table-cell office:value-type="float" office:value="52041">
                <text:p text:id="'6'.C7:'6'.E7">52041</text:p>
              </table:table-cell>
              <table:table-cell office:value-type="float" office:value="30525">
                <text:p>30525</text:p>
              </table:table-cell>
              <table:table-cell office:value-type="float" office:value="18109">
                <text:p>18109</text:p>
              </table:table-cell>
            </table:table-row>
            <table:table-row>
              <table:table-cell office:value-type="string">
                <text:p text:id="'6'.B8:'6'.B8">tcp.xml</text:p>
              </table:table-cell>
              <table:table-cell office:value-type="float" office:value="44656">
                <text:p text:id="'6'.C8:'6'.E8">44656</text:p>
              </table:table-cell>
              <table:table-cell office:value-type="float" office:value="31003">
                <text:p>31003</text:p>
              </table:table-cell>
              <table:table-cell office:value-type="float" office:value="16809">
                <text:p>168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6945104598999pt" style:font-family-asian="'Lucida Sans Unicode'" style:font-pitch-asian="variable" style:font-size-asian="14.6945104598999pt" style:font-family-complex="Tahoma" style:font-pitch-complex="variable" style:font-size-complex="14.6945104598999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.76720857620239pt" style:font-family-asian="'Lucida Sans Unicode'" style:font-pitch-asian="variable" style:font-size-asian="6.76720857620239pt" style:font-family-complex="Tahoma" style:font-pitch-complex="variable" style:font-size-complex="6.76720857620239pt"/>
    </style:style>
    <style:style style:name="ch4" style:family="chart">
      <style:chart-properties chart:symbol-type="automatic" chart:connect-bars="false" chart:spline-order="3" chart:series-source="rows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9999980926514pt" style:font-family-asian="'Lucida Sans Unicode'" style:font-pitch-asian="variable" style:font-size-asian="8.19999980926514pt" style:font-family-complex="Tahoma" style:font-pitch-complex="variable" style:font-size-complex="8.19999980926514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0.1508131027222pt" style:font-family-asian="'Lucida Sans Unicode'" style:font-pitch-asian="variable" style:font-size-asian="10.1508131027222pt" style:font-family-complex="Tahoma" style:font-pitch-complex="variable" style:font-size-complex="10.1508131027222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9999980926514pt" style:font-family-asian="'Lucida Sans Unicode'" style:font-pitch-asian="variable" style:font-size-asian="8.19999980926514pt" style:font-family-complex="Tahoma" style:font-pitch-complex="variable" style:font-size-complex="8.19999980926514pt"/>
    </style:style>
    <style:style style:name="ch8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0.1508131027222pt" style:font-family-asian="'Lucida Sans Unicode'" style:font-pitch-asian="variable" style:font-size-asian="10.1508131027222pt" style:font-family-complex="Tahoma" style:font-pitch-complex="variable" style:font-size-complex="10.1508131027222pt"/>
    </style:style>
    <style:style style:name="ch9" style:family="chart">
      <style:chart-properties chart:symbol-type="automatic" chart:symbol-width="0.122cm" chart:symbol-height="0.122cm"/>
      <style:graphic-properties svg:stroke-color="#9999ff" draw:fill-color="#9999ff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10" style:family="chart">
      <style:chart-properties chart:symbol-type="automatic" chart:symbol-width="0.122cm" chart:symbol-height="0.122cm"/>
      <style:graphic-properties draw:stroke="solid" svg:stroke-width="0cm" svg:stroke-color="#993366" draw:fill-color="#993366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11" style:family="chart">
      <style:graphic-properties draw:stroke="none" draw:fill="solid" draw:fill-color="#ffffff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11.736cm" svg:height="7.907cm" chart:class="chart:line" chart:style-name="ch1">
        <chart:title svg:x="3.45cm" svg:y="0.208cm" chart:style-name="ch2">
          <text:p>Throughput 6 nodes</text:p>
        </chart:title>
        <chart:legend chart:legend-position="end" svg:x="10.364cm" svg:y="3.388cm" chart:style-name="ch3"/>
        <chart:plot-area chart:style-name="ch4" table:cell-range-address="'6'.C28:'6'.E30 '6'.B29:'6'.E30 '6'.B28:'6'.B28" chart:data-source-has-labels="both" svg:x="0.234cm" svg:y="1.051cm" svg:width="9.869cm" svg:height="6.698cm">
          <chart:axis chart:dimension="x" chart:name="primary-x" chart:style-name="ch5">
            <chart:title svg:x="4.755cm" svg:y="7.309cm" chart:style-name="ch6">
              <text:p>message size</text:p>
            </chart:title>
            <chart:categories table:cell-range-address="'6'.C28:'6'.E28"/>
          </chart:axis>
          <chart:axis chart:dimension="y" chart:name="primary-y" chart:style-name="ch7">
            <chart:title svg:x="0.235cm" svg:y="5.44cm" chart:style-name="ch8">
              <text:p>throughput (MB/sec)</text:p>
            </chart:title>
          </chart:axis>
          <chart:series chart:style-name="ch9" chart:values-cell-range-address="'6'.C29:'6'.E29" chart:label-cell-address="'6'.B29:'6'.B29" chart:class="chart:line">
            <chart:data-point chart:repeated="3"/>
          </chart:series>
          <chart:series chart:style-name="ch10" chart:values-cell-range-address="'6'.C30:'6'.E30" chart:label-cell-address="'6'.B30:'6'.B3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6'.C28:'6'.E28">1K</text:p>
              </table:table-cell>
              <table:table-cell office:value-type="string">
                <text:p>2.5K</text:p>
              </table:table-cell>
              <table:table-cell office:value-type="string">
                <text:p>5K</text:p>
              </table:table-cell>
            </table:table-row>
          </table:table-header-rows>
          <table:table-rows>
            <table:table-row>
              <table:table-cell office:value-type="string">
                <text:p text:id="'6'.B29:'6'.B29">udp.xml</text:p>
              </table:table-cell>
              <table:table-cell office:value-type="float" office:value="52.04">
                <text:p text:id="'6'.C29:'6'.E29">52.04</text:p>
              </table:table-cell>
              <table:table-cell office:value-type="float" office:value="76.31">
                <text:p>76.31</text:p>
              </table:table-cell>
              <table:table-cell office:value-type="float" office:value="90.54">
                <text:p>90.54</text:p>
              </table:table-cell>
            </table:table-row>
            <table:table-row>
              <table:table-cell office:value-type="string">
                <text:p text:id="'6'.B30:'6'.B30">tcp.xml</text:p>
              </table:table-cell>
              <table:table-cell office:value-type="float" office:value="44.66">
                <text:p text:id="'6'.C30:'6'.E30">44.66</text:p>
              </table:table-cell>
              <table:table-cell office:value-type="float" office:value="77.51">
                <text:p>77.51</text:p>
              </table:table-cell>
              <table:table-cell office:value-type="float" office:value="84.04">
                <text:p>84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0464897155762pt" style:font-family-asian="'Lucida Sans Unicode'" style:font-pitch-asian="variable" style:font-size-asian="14.0464897155762pt" style:font-family-complex="Tahoma" style:font-pitch-complex="variable" style:font-size-complex="14.0464897155762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.44599151611328pt" style:font-family-asian="'Lucida Sans Unicode'" style:font-pitch-asian="variable" style:font-size-asian="6.44599151611328pt" style:font-family-complex="Tahoma" style:font-pitch-complex="variable" style:font-size-complex="6.44599151611328pt"/>
    </style:style>
    <style:style style:name="ch4" style:family="chart">
      <style:chart-properties chart:symbol-type="automatic" chart:connect-bars="false" chart:spline-order="3" chart:series-source="rows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80000019073486pt" style:font-family-asian="'Lucida Sans Unicode'" style:font-pitch-asian="variable" style:font-size-asian="7.80000019073486pt" style:font-family-complex="Tahoma" style:font-pitch-complex="variable" style:font-size-complex="7.80000019073486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.71709251403809pt" style:font-family-asian="'Lucida Sans Unicode'" style:font-pitch-asian="variable" style:font-size-asian="9.71709251403809pt" style:font-family-complex="Tahoma" style:font-pitch-complex="variable" style:font-size-complex="9.71709251403809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80000019073486pt" style:font-family-asian="'Lucida Sans Unicode'" style:font-pitch-asian="variable" style:font-size-asian="7.80000019073486pt" style:font-family-complex="Tahoma" style:font-pitch-complex="variable" style:font-size-complex="7.80000019073486pt"/>
    </style:style>
    <style:style style:name="ch8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9.71709251403809pt" style:font-family-asian="'Lucida Sans Unicode'" style:font-pitch-asian="variable" style:font-size-asian="9.71709251403809pt" style:font-family-complex="Tahoma" style:font-pitch-complex="variable" style:font-size-complex="9.71709251403809pt"/>
    </style:style>
    <style:style style:name="ch9" style:family="chart">
      <style:chart-properties chart:symbol-type="automatic" chart:symbol-width="0.117cm" chart:symbol-height="0.117cm"/>
      <style:graphic-properties svg:stroke-color="#9999ff" draw:fill-color="#9999ff"/>
      <style:text-properties fo:font-family="Arial" style:font-family-generic="swiss" style:font-pitch="variable" fo:font-size="6.69999980926514pt" style:font-family-asian="'Lucida Sans Unicode'" style:font-pitch-asian="variable" style:font-size-asian="6.69999980926514pt" style:font-family-complex="Tahoma" style:font-pitch-complex="variable" style:font-size-complex="6.69999980926514pt"/>
    </style:style>
    <style:style style:name="ch10" style:family="chart">
      <style:chart-properties chart:symbol-type="automatic" chart:symbol-width="0.117cm" chart:symbol-height="0.117cm"/>
      <style:graphic-properties draw:stroke="solid" svg:stroke-width="0cm" svg:stroke-color="#993366" draw:fill-color="#993366"/>
      <style:text-properties fo:font-family="Arial" style:font-family-generic="swiss" style:font-pitch="variable" fo:font-size="6.69999980926514pt" style:font-family-asian="'Lucida Sans Unicode'" style:font-pitch-asian="variable" style:font-size-asian="6.69999980926514pt" style:font-family-complex="Tahoma" style:font-pitch-complex="variable" style:font-size-complex="6.69999980926514pt"/>
    </style:style>
    <style:style style:name="ch11" style:family="chart">
      <style:graphic-properties draw:stroke="none" draw:fill="solid" draw:fill-color="#ffffff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11.293cm" svg:height="7.537cm" chart:class="chart:line" chart:style-name="ch1">
        <chart:title svg:x="2.909cm" svg:y="0.15cm" chart:style-name="ch2">
          <text:p>Message rate 8 nodes</text:p>
        </chart:title>
        <chart:legend chart:legend-position="end" svg:x="9.92cm" svg:y="3.227cm" chart:style-name="ch3"/>
        <chart:plot-area chart:style-name="ch4" table:cell-range-address="'8'.C5:'8'.E7 '8'.B6:'8'.E7 '8'.B5:'8'.B5" chart:data-source-has-labels="both" svg:x="0.224cm" svg:y="1.004cm" svg:width="9.485cm" svg:height="6.382cm">
          <chart:axis chart:dimension="x" chart:name="primary-x" chart:style-name="ch5">
            <chart:title svg:x="4.715cm" svg:y="6.973cm" chart:style-name="ch6">
              <text:p>message size</text:p>
            </chart:title>
            <chart:categories table:cell-range-address="'8'.C5:'8'.E5"/>
          </chart:axis>
          <chart:axis chart:dimension="y" chart:name="primary-y" chart:style-name="ch7">
            <chart:title svg:x="0.227cm" svg:y="4.353cm" chart:style-name="ch8">
              <text:p>msgs/sec</text:p>
            </chart:title>
          </chart:axis>
          <chart:series chart:style-name="ch9" chart:values-cell-range-address="'8'.C6:'8'.E6" chart:label-cell-address="'8'.B6:'8'.B6" chart:class="chart:line">
            <chart:data-point chart:repeated="3"/>
          </chart:series>
          <chart:series chart:style-name="ch10" chart:values-cell-range-address="'8'.C7:'8'.E7" chart:label-cell-address="'8'.B7:'8'.B7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8'.C5:'8'.E5">1K</text:p>
              </table:table-cell>
              <table:table-cell office:value-type="string">
                <text:p>2.5K</text:p>
              </table:table-cell>
              <table:table-cell office:value-type="string">
                <text:p>5K</text:p>
              </table:table-cell>
            </table:table-row>
          </table:table-header-rows>
          <table:table-rows>
            <table:table-row>
              <table:table-cell office:value-type="string">
                <text:p text:id="'8'.B6:'8'.B6">udp.xml</text:p>
              </table:table-cell>
              <table:table-cell office:value-type="float" office:value="50610">
                <text:p text:id="'8'.C6:'8'.E6">50610</text:p>
              </table:table-cell>
              <table:table-cell office:value-type="float" office:value="29454">
                <text:p>29454</text:p>
              </table:table-cell>
              <table:table-cell office:value-type="float" office:value="17342">
                <text:p>17342</text:p>
              </table:table-cell>
            </table:table-row>
            <table:table-row>
              <table:table-cell office:value-type="string">
                <text:p text:id="'8'.B7:'8'.B7">tcp.xml</text:p>
              </table:table-cell>
              <table:table-cell office:value-type="float" office:value="42682">
                <text:p text:id="'8'.C7:'8'.E7">42682</text:p>
              </table:table-cell>
              <table:table-cell office:value-type="float" office:value="29247">
                <text:p>29247</text:p>
              </table:table-cell>
              <table:table-cell office:value-type="float" office:value="16855">
                <text:p>168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578465461731pt" style:font-family-asian="'Lucida Sans Unicode'" style:font-pitch-asian="variable" style:font-size-asian="13.578465461731pt" style:font-family-complex="Tahoma" style:font-pitch-complex="variable" style:font-size-complex="13.578465461731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.25957632064819pt" style:font-family-asian="'Lucida Sans Unicode'" style:font-pitch-asian="variable" style:font-size-asian="6.25957632064819pt" style:font-family-complex="Tahoma" style:font-pitch-complex="variable" style:font-size-complex="6.25957632064819pt"/>
    </style:style>
    <style:style style:name="ch4" style:family="chart">
      <style:chart-properties chart:symbol-type="automatic" chart:connect-bars="false" chart:spline-order="3" chart:series-source="rows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9999990463257pt" style:font-family-asian="'Lucida Sans Unicode'" style:font-pitch-asian="variable" style:font-size-asian="7.59999990463257pt" style:font-family-complex="Tahoma" style:font-pitch-complex="variable" style:font-size-complex="7.5999999046325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.43751525878906pt" style:font-family-asian="'Lucida Sans Unicode'" style:font-pitch-asian="variable" style:font-size-asian="9.43751525878906pt" style:font-family-complex="Tahoma" style:font-pitch-complex="variable" style:font-size-complex="9.43751525878906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9999990463257pt" style:font-family-asian="'Lucida Sans Unicode'" style:font-pitch-asian="variable" style:font-size-asian="7.59999990463257pt" style:font-family-complex="Tahoma" style:font-pitch-complex="variable" style:font-size-complex="7.59999990463257pt"/>
    </style:style>
    <style:style style:name="ch8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9.43751525878906pt" style:font-family-asian="'Lucida Sans Unicode'" style:font-pitch-asian="variable" style:font-size-asian="9.43751525878906pt" style:font-family-complex="Tahoma" style:font-pitch-complex="variable" style:font-size-complex="9.43751525878906pt"/>
    </style:style>
    <style:style style:name="ch9" style:family="chart">
      <style:chart-properties chart:symbol-type="automatic" chart:symbol-width="0.113cm" chart:symbol-height="0.113cm"/>
      <style:graphic-properties svg:stroke-color="#9999ff" draw:fill-color="#9999ff"/>
      <style:text-properties fo:font-family="Arial" style:font-family-generic="swiss" style:font-pitch="variable" fo:font-size="6.5pt" style:font-family-asian="'Lucida Sans Unicode'" style:font-pitch-asian="variable" style:font-size-asian="6.5pt" style:font-family-complex="Tahoma" style:font-pitch-complex="variable" style:font-size-complex="6.5pt"/>
    </style:style>
    <style:style style:name="ch10" style:family="chart">
      <style:chart-properties chart:symbol-type="automatic" chart:symbol-width="0.113cm" chart:symbol-height="0.113cm"/>
      <style:graphic-properties draw:stroke="solid" svg:stroke-width="0cm" svg:stroke-color="#993366" draw:fill-color="#993366"/>
      <style:text-properties fo:font-family="Arial" style:font-family-generic="swiss" style:font-pitch="variable" fo:font-size="6.5pt" style:font-family-asian="'Lucida Sans Unicode'" style:font-pitch-asian="variable" style:font-size-asian="6.5pt" style:font-family-complex="Tahoma" style:font-pitch-complex="variable" style:font-size-complex="6.5pt"/>
    </style:style>
    <style:style style:name="ch11" style:family="chart">
      <style:graphic-properties draw:stroke="none" draw:fill="solid" draw:fill-color="#ffffff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11.271cm" svg:height="7.316cm" chart:class="chart:line" chart:style-name="ch1">
        <chart:title svg:x="3.39cm" svg:y="0.144cm" chart:style-name="ch2">
          <text:p>Throughput 8 nodes</text:p>
        </chart:title>
        <chart:legend chart:legend-position="end" svg:x="9.912cm" svg:y="3.12cm" chart:style-name="ch3"/>
        <chart:plot-area chart:style-name="ch4" table:cell-range-address="'8'.C21:'8'.E23 '8'.B22:'8'.E23 '8'.B21:'8'.B21" chart:data-source-has-labels="both" svg:x="0.224cm" svg:y="0.971cm" svg:width="9.5cm" svg:height="6.199cm">
          <chart:axis chart:dimension="x" chart:name="primary-x" chart:style-name="ch5">
            <chart:title svg:x="4.599cm" svg:y="6.76cm" chart:style-name="ch6">
              <text:p>message size</text:p>
            </chart:title>
            <chart:categories table:cell-range-address="'8'.C21:'8'.E21"/>
          </chart:axis>
          <chart:axis chart:dimension="y" chart:name="primary-y" chart:style-name="ch7">
            <chart:title svg:x="0.225cm" svg:y="5.028cm" chart:style-name="ch8">
              <text:p>throughput (MB/sec)</text:p>
            </chart:title>
          </chart:axis>
          <chart:series chart:style-name="ch9" chart:values-cell-range-address="'8'.C22:'8'.E22" chart:label-cell-address="'8'.B22:'8'.B22" chart:class="chart:line">
            <chart:data-point chart:repeated="3"/>
          </chart:series>
          <chart:series chart:style-name="ch10" chart:values-cell-range-address="'8'.C23:'8'.E23" chart:label-cell-address="'8'.B23:'8'.B23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8'.C21:'8'.E21">1K</text:p>
              </table:table-cell>
              <table:table-cell office:value-type="string">
                <text:p>2.5K</text:p>
              </table:table-cell>
              <table:table-cell office:value-type="string">
                <text:p>5K</text:p>
              </table:table-cell>
            </table:table-row>
          </table:table-header-rows>
          <table:table-rows>
            <table:table-row>
              <table:table-cell office:value-type="string">
                <text:p text:id="'8'.B22:'8'.B22">udp.xml</text:p>
              </table:table-cell>
              <table:table-cell office:value-type="float" office:value="50.61">
                <text:p text:id="'8'.C22:'8'.E22">50.61</text:p>
              </table:table-cell>
              <table:table-cell office:value-type="float" office:value="73.64">
                <text:p>73.64</text:p>
              </table:table-cell>
              <table:table-cell office:value-type="float" office:value="86.71">
                <text:p>86.71</text:p>
              </table:table-cell>
            </table:table-row>
            <table:table-row>
              <table:table-cell office:value-type="string">
                <text:p text:id="'8'.B23:'8'.B23">tcp.xml</text:p>
              </table:table-cell>
              <table:table-cell office:value-type="float" office:value="42.68">
                <text:p text:id="'8'.C23:'8'.E23">42.68</text:p>
              </table:table-cell>
              <table:table-cell office:value-type="float" office:value="73.12">
                <text:p>73.12</text:p>
              </table:table-cell>
              <table:table-cell office:value-type="float" office:value="84.28">
                <text:p>84.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4.844cm" svg:height="10.819cm" chart:class="chart:line" chart:style-name="ch1">
        <chart:title svg:x="4.83cm" svg:y="0.216cm" chart:style-name="ch2">
          <text:p>Scalability message rates</text:p>
        </chart:title>
        <chart:legend chart:legend-position="end" svg:x="12.642cm" svg:y="4.142cm" chart:style-name="ch3"/>
        <chart:plot-area chart:style-name="ch4" table:cell-range-address="Scalability.B6:Scalability.E12 Scalability.A7:Scalability.E12 Scalability.A6:Scalability.A6" chart:data-source-has-labels="both" svg:x="0.391cm" svg:y="0.947cm" svg:width="11.955cm" svg:height="9.424cm">
          <chart:axis chart:dimension="x" chart:name="primary-x" chart:style-name="ch5">
            <chart:title svg:x="6.201cm" svg:y="10.029cm" chart:style-name="ch6">
              <text:p>Nodes</text:p>
            </chart:title>
            <chart:categories table:cell-range-address="Scalability.B6:Scalability.E6"/>
          </chart:axis>
          <chart:axis chart:dimension="y" chart:name="primary-y" chart:style-name="ch5">
            <chart:title svg:x="0.298cm" svg:y="7.15cm" chart:style-name="ch7">
              <text:p>message rate / node / sec</text:p>
            </chart:title>
          </chart:axis>
          <chart:series chart:style-name="ch8" chart:values-cell-range-address="Scalability.B7:Scalability.E7" chart:label-cell-address="Scalability.A7:Scalability.A7" chart:class="chart:line">
            <chart:data-point chart:repeated="4"/>
          </chart:series>
          <chart:series chart:style-name="ch9" chart:values-cell-range-address="Scalability.B8:Scalability.E8" chart:label-cell-address="Scalability.A8:Scalability.A8" chart:class="chart:line">
            <chart:data-point chart:repeated="4"/>
          </chart:series>
          <chart:series chart:style-name="ch10" chart:values-cell-range-address="Scalability.B9:Scalability.E9" chart:label-cell-address="Scalability.A9:Scalability.A9" chart:class="chart:line">
            <chart:data-point chart:repeated="4"/>
          </chart:series>
          <chart:series chart:style-name="ch11" chart:values-cell-range-address="Scalability.B10:Scalability.E10" chart:label-cell-address="Scalability.A10:Scalability.A10" chart:class="chart:line">
            <chart:data-point chart:repeated="4"/>
          </chart:series>
          <chart:series chart:style-name="ch12" chart:values-cell-range-address="Scalability.B11:Scalability.E11" chart:label-cell-address="Scalability.A11:Scalability.A11" chart:class="chart:line">
            <chart:data-point chart:repeated="4"/>
          </chart:series>
          <chart:series chart:style-name="ch13" chart:values-cell-range-address="Scalability.B12:Scalability.E12" chart:label-cell-address="Scalability.A12:Scalability.A12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calability.B6:Scalability.E6">4</text:p>
              </table:table-cell>
              <table:table-cell office:value-type="string">
                <text:p>6</text:p>
              </table:table-cell>
              <table:table-cell office:value-type="string">
                <text:p>8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 text:id="Scalability.A7:Scalability.A7">UDP 1K</text:p>
              </table:table-cell>
              <table:table-cell office:value-type="float" office:value="56273">
                <text:p text:id="Scalability.B7:Scalability.E7">56273</text:p>
              </table:table-cell>
              <table:table-cell office:value-type="float" office:value="52041">
                <text:p>52041</text:p>
              </table:table-cell>
              <table:table-cell office:value-type="float" office:value="50610">
                <text:p>50610</text:p>
              </table:table-cell>
              <table:table-cell office:value-type="float" office:value="51366">
                <text:p>51366</text:p>
              </table:table-cell>
            </table:table-row>
            <table:table-row>
              <table:table-cell office:value-type="string">
                <text:p text:id="Scalability.A8:Scalability.A8">TCP 1K</text:p>
              </table:table-cell>
              <table:table-cell office:value-type="float" office:value="49348">
                <text:p text:id="Scalability.B8:Scalability.E8">49348</text:p>
              </table:table-cell>
              <table:table-cell office:value-type="float" office:value="44656">
                <text:p>44656</text:p>
              </table:table-cell>
              <table:table-cell office:value-type="float" office:value="42682">
                <text:p>42682</text:p>
              </table:table-cell>
              <table:table-cell office:value-type="float" office:value="34662">
                <text:p>34662</text:p>
              </table:table-cell>
            </table:table-row>
            <table:table-row>
              <table:table-cell office:value-type="string">
                <text:p text:id="Scalability.A9:Scalability.A9">UDP 2.5K</text:p>
              </table:table-cell>
              <table:table-cell office:value-type="float" office:value="37694">
                <text:p text:id="Scalability.B9:Scalability.E9">37694</text:p>
              </table:table-cell>
              <table:table-cell office:value-type="float" office:value="30525">
                <text:p>30525</text:p>
              </table:table-cell>
              <table:table-cell office:value-type="float" office:value="29454">
                <text:p>29454</text:p>
              </table:table-cell>
              <table:table-cell office:value-type="float" office:value="26213">
                <text:p>26213</text:p>
              </table:table-cell>
            </table:table-row>
            <table:table-row>
              <table:table-cell office:value-type="string">
                <text:p text:id="Scalability.A10:Scalability.A10">TCP 2.5K</text:p>
              </table:table-cell>
              <table:table-cell office:value-type="float" office:value="31763">
                <text:p text:id="Scalability.B10:Scalability.E10">31763</text:p>
              </table:table-cell>
              <table:table-cell office:value-type="float" office:value="31003">
                <text:p>31003</text:p>
              </table:table-cell>
              <table:table-cell office:value-type="float" office:value="29247">
                <text:p>29247</text:p>
              </table:table-cell>
              <table:table-cell office:value-type="float" office:value="27754">
                <text:p>27754</text:p>
              </table:table-cell>
            </table:table-row>
            <table:table-row>
              <table:table-cell office:value-type="string">
                <text:p text:id="Scalability.A11:Scalability.A11">UDP 5K</text:p>
              </table:table-cell>
              <table:table-cell office:value-type="float" office:value="21585">
                <text:p text:id="Scalability.B11:Scalability.E11">21585</text:p>
              </table:table-cell>
              <table:table-cell office:value-type="float" office:value="18109">
                <text:p>18109</text:p>
              </table:table-cell>
              <table:table-cell office:value-type="float" office:value="17342">
                <text:p>17342</text:p>
              </table:table-cell>
              <table:table-cell office:value-type="float" office:value="15428">
                <text:p>15428</text:p>
              </table:table-cell>
            </table:table-row>
            <table:table-row>
              <table:table-cell office:value-type="string">
                <text:p text:id="Scalability.A12:Scalability.A12">TCP 5K</text:p>
              </table:table-cell>
              <table:table-cell office:value-type="float" office:value="17907">
                <text:p text:id="Scalability.B12:Scalability.E12">17907</text:p>
              </table:table-cell>
              <table:table-cell office:value-type="float" office:value="16809">
                <text:p>16809</text:p>
              </table:table-cell>
              <table:table-cell office:value-type="float" office:value="16809">
                <text:p>16809</text:p>
              </table:table-cell>
              <table:table-cell office:value-type="float" office:value="16282">
                <text:p>162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styles/>
</office:document-styles>
</file>